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value="conservation of mass">
            <text:p>conservation of mass</text:p>
          </table:table-cell>
          <table:table-cell office:value-type="string" office:value="сохранение массы">
            <text:p>сохранение массы</text:p>
          </table:table-cell>
        </table:table-row>
        <table:table-row>
          <table:table-cell office:value-type="string" office:value="combustion">
            <text:p>combustion</text:p>
          </table:table-cell>
          <table:table-cell office:value-type="string" office:value="горение">
            <text:p>горение</text:p>
          </table:table-cell>
        </table:table-row>
        <table:table-row>
          <table:table-cell office:value-type="string" office:value="accurate">
            <text:p>accurate</text:p>
          </table:table-cell>
          <table:table-cell office:value-type="string" office:value="точный">
            <text:p>точный</text:p>
          </table:table-cell>
        </table:table-row>
        <table:table-row>
          <table:table-cell office:value-type="string" office:value="matter">
            <text:p>matter</text:p>
          </table:table-cell>
          <table:table-cell office:value-type="string" office:value="вещество">
            <text:p>вещество</text:p>
          </table:table-cell>
        </table:table-row>
        <table:table-row>
          <table:table-cell office:value-type="string" office:value="quantity">
            <text:p>quantity</text:p>
          </table:table-cell>
          <table:table-cell office:value-type="string" office:value="колличество">
            <text:p>колличество</text:p>
          </table:table-cell>
        </table:table-row>
        <table:table-row>
          <table:table-cell office:value-type="string" office:value="breakthrough">
            <text:p>breakthrough</text:p>
          </table:table-cell>
          <table:table-cell office:value-type="string" office:value="прорыв">
            <text:p>прорыв</text:p>
          </table:table-cell>
        </table:table-row>
        <table:table-row>
          <table:table-cell office:value-type="string" office:value="sparse">
            <text:p>sparse</text:p>
          </table:table-cell>
          <table:table-cell office:value-type="string" office:value="неплотный, редкий">
            <text:p>неплотный, редкий</text:p>
          </table:table-cell>
        </table:table-row>
        <table:table-row>
          <table:table-cell office:value-type="string" office:value="partial">
            <text:p>partial</text:p>
          </table:table-cell>
          <table:table-cell office:value-type="string" office:value="частичный">
            <text:p>частичный</text:p>
          </table:table-cell>
        </table:table-row>
        <table:table-row>
          <table:table-cell office:value-type="string" office:value="least">
            <text:p>least</text:p>
          </table:table-cell>
          <table:table-cell office:value-type="string" office:value="наименьший">
            <text:p>наименьший</text:p>
          </table:table-cell>
        </table:table-row>
        <table:table-row>
          <table:table-cell office:value-type="string" office:value="penalization">
            <text:p>penalization</text:p>
          </table:table-cell>
          <table:table-cell office:value-type="string" office:value="наказание, штраф, пенализация">
            <text:p>наказание, штраф, пенализация</text:p>
          </table:table-cell>
        </table:table-row>
        <table:table-row>
          <table:table-cell office:value-type="string" office:value="tries">
            <text:p>tries</text:p>
          </table:table-cell>
          <table:table-cell office:value-type="string" office:value="пытается">
            <text:p>пытается</text:p>
          </table:table-cell>
        </table:table-row>
        <table:table-row>
          <table:table-cell office:value-type="string" office:value="maximize">
            <text:p>maximize</text:p>
          </table:table-cell>
          <table:table-cell office:value-type="string" office:value="максимизировать">
            <text:p>максимизировать</text:p>
          </table:table-cell>
        </table:table-row>
        <table:table-row>
          <table:table-cell office:value-type="string" office:value="covariance">
            <text:p>covariance</text:p>
          </table:table-cell>
          <table:table-cell office:value-type="string" office:value="ковариационный">
            <text:p>ковариационный</text:p>
          </table:table-cell>
        </table:table-row>
        <table:table-row>
          <table:table-cell office:value-type="string" office:value="useful">
            <text:p>useful</text:p>
          </table:table-cell>
          <table:table-cell office:value-type="string" office:value="полезный">
            <text:p>полезный</text:p>
          </table:table-cell>
        </table:table-row>
        <table:table-row>
          <table:table-cell office:value-type="string" office:value="fitting">
            <text:p>fitting</text:p>
          </table:table-cell>
          <table:table-cell office:value-type="string" office:value="монтаж, крепление">
            <text:p>монтаж, крепление</text:p>
          </table:table-cell>
        </table:table-row>
        <table:table-row>
          <table:table-cell office:value-type="string" office:value="perform">
            <text:p>perform</text:p>
          </table:table-cell>
          <table:table-cell office:value-type="string" office:value="выполнять">
            <text:p>выполнять</text:p>
          </table:table-cell>
        </table:table-row>
        <table:table-row>
          <table:table-cell office:value-type="string" office:value="variable">
            <text:p>variable</text:p>
          </table:table-cell>
          <table:table-cell office:value-type="string" office:value="переменная">
            <text:p>переменная</text:p>
          </table:table-cell>
        </table:table-row>
        <table:table-row>
          <table:table-cell office:value-type="string" office:value="indeed">
            <text:p>indeed</text:p>
          </table:table-cell>
          <table:table-cell office:value-type="string" office:value="действительно">
            <text:p>действительно</text:p>
          </table:table-cell>
        </table:table-row>
        <table:table-row>
          <table:table-cell office:value-type="string" office:value="facilitate">
            <text:p>facilitate</text:p>
          </table:table-cell>
          <table:table-cell office:value-type="string" office:value="содействовать">
            <text:p>содействовать</text:p>
          </table:table-cell>
        </table:table-row>
        <table:table-row>
          <table:table-cell office:value-type="string" office:value="propose">
            <text:p>propose</text:p>
          </table:table-cell>
          <table:table-cell office:value-type="string" office:value="предлагать">
            <text:p>предлагать</text:p>
          </table:table-cell>
        </table:table-row>
        <table:table-row>
          <table:table-cell office:value-type="string" office:value="introducing">
            <text:p>introducing</text:p>
          </table:table-cell>
          <table:table-cell office:value-type="string" office:value="вступление">
            <text:p>вступление</text:p>
          </table:table-cell>
        </table:table-row>
        <table:table-row>
          <table:table-cell office:value-type="string" office:value="sparsity">
            <text:p>sparsity</text:p>
          </table:table-cell>
          <table:table-cell office:value-type="string" office:value="разрежённость">
            <text:p>разрежённость</text:p>
          </table:table-cell>
        </table:table-row>
        <table:table-row>
          <table:table-cell office:value-type="string" office:value="improve">
            <text:p>improve</text:p>
          </table:table-cell>
          <table:table-cell office:value-type="string" office:value="улучшать">
            <text:p>улучшать</text:p>
          </table:table-cell>
        </table:table-row>
        <table:table-row>
          <table:table-cell office:value-type="string" office:value="interpretability">
            <text:p>interpretability</text:p>
          </table:table-cell>
          <table:table-cell office:value-type="string" office:value="интерпретируемость">
            <text:p>интерпретируемость</text:p>
          </table:table-cell>
        </table:table-row>
        <table:table-row>
          <table:table-cell office:value-type="string" office:value="usability">
            <text:p>usability</text:p>
          </table:table-cell>
          <table:table-cell office:value-type="string" office:value="удобство пользования">
            <text:p>удобство пользования</text:p>
          </table:table-cell>
        </table:table-row>
        <table:table-row>
          <table:table-cell office:value-type="string" office:value="extension">
            <text:p>extension</text:p>
          </table:table-cell>
          <table:table-cell office:value-type="string" office:value="расширение">
            <text:p>расширение</text:p>
          </table:table-cell>
        </table:table-row>
        <table:table-row>
          <table:table-cell office:value-type="string" office:value="issue">
            <text:p>issue</text:p>
          </table:table-cell>
          <table:table-cell office:value-type="string" office:value="выпуск, номер журнала">
            <text:p>выпуск, номер журнала</text:p>
          </table:table-cell>
        </table:table-row>
        <table:table-row>
          <table:table-cell office:value-type="string" office:value="editor">
            <text:p>editor</text:p>
          </table:table-cell>
          <table:table-cell office:value-type="string" office:value="редактор">
            <text:p>редактор</text:p>
          </table:table-cell>
        </table:table-row>
        <table:table-row>
          <table:table-cell office:value-type="string" office:value="edition">
            <text:p>edition</text:p>
          </table:table-cell>
          <table:table-cell office:value-type="string" office:value="издание">
            <text:p>издание</text:p>
          </table:table-cell>
        </table:table-row>
        <table:table-row>
          <table:table-cell office:value-type="string" office:value="publisher">
            <text:p>publisher</text:p>
          </table:table-cell>
          <table:table-cell office:value-type="string" office:value="издатель">
            <text:p>издатель</text:p>
          </table:table-cell>
        </table:table-row>
        <table:table-row>
          <table:table-cell office:value-type="string" office:value="peat">
            <text:p>peat</text:p>
          </table:table-cell>
          <table:table-cell office:value-type="string" office:value="торф">
            <text:p>торф</text:p>
          </table:table-cell>
        </table:table-row>
        <table:table-row>
          <table:table-cell office:value-type="string" office:value="wish">
            <text:p>wish</text:p>
          </table:table-cell>
          <table:table-cell office:value-type="string" office:value="хочу">
            <text:p>хочу</text:p>
          </table:table-cell>
        </table:table-row>
        <table:table-row>
          <table:table-cell office:value-type="string" office:value="folder">
            <text:p>folder</text:p>
          </table:table-cell>
          <table:table-cell office:value-type="string" office:value="папка">
            <text:p>папка</text:p>
          </table:table-cell>
        </table:table-row>
        <table:table-row>
          <table:table-cell office:value-type="string" office:value="force">
            <text:p>force</text:p>
          </table:table-cell>
          <table:table-cell office:value-type="string" office:value="сила">
            <text:p>сила</text:p>
          </table:table-cell>
        </table:table-row>
        <table:table-row>
          <table:table-cell office:value-type="string" office:value="linear drag">
            <text:p>linear drag</text:p>
          </table:table-cell>
          <table:table-cell office:value-type="string" office:value="линейное сопротивление">
            <text:p>линейное сопротивление</text:p>
          </table:table-cell>
        </table:table-row>
        <table:table-row>
          <table:table-cell office:value-type="string" office:value="angular drag">
            <text:p>angular drag</text:p>
          </table:table-cell>
          <table:table-cell office:value-type="string" office:value="угловое сопротивление">
            <text:p>угловое сопротивление</text:p>
          </table:table-cell>
        </table:table-row>
        <table:table-row>
          <table:table-cell office:value-type="string" office:value="scale">
            <text:p>scale</text:p>
          </table:table-cell>
          <table:table-cell office:value-type="string" office:value="масштаб">
            <text:p>масштаб</text:p>
          </table:table-cell>
        </table:table-row>
        <table:table-row>
          <table:table-cell office:value-type="string" office:value="collision detection">
            <text:p>collision detection</text:p>
          </table:table-cell>
          <table:table-cell office:value-type="string" office:value="обнаружение столкновений">
            <text:p>обнаружение столкновений</text:p>
          </table:table-cell>
        </table:table-row>
        <table:table-row>
          <table:table-cell office:value-type="string" office:value="sleeping mode">
            <text:p>sleeping mode</text:p>
          </table:table-cell>
          <table:table-cell office:value-type="string" office:value="спящий режим">
            <text:p>спящий режим</text:p>
          </table:table-cell>
        </table:table-row>
        <table:table-row>
          <table:table-cell office:value-type="string" office:value="triangle">
            <text:p>triangle</text:p>
          </table:table-cell>
          <table:table-cell office:value-type="string" office:value="треугольник">
            <text:p>треугольник</text:p>
          </table:table-cell>
        </table:table-row>
        <table:table-row>
          <table:table-cell office:value-type="string" office:value="square">
            <text:p>square</text:p>
          </table:table-cell>
          <table:table-cell office:value-type="string" office:value="площадь, квадрат">
            <text:p>площадь, квадрат</text:p>
          </table:table-cell>
        </table:table-row>
        <table:table-row>
          <table:table-cell office:value-type="string" office:value="circle">
            <text:p>circle</text:p>
          </table:table-cell>
          <table:table-cell office:value-type="string" office:value="круг">
            <text:p>круг</text:p>
          </table:table-cell>
        </table:table-row>
        <table:table-row>
          <table:table-cell office:value-type="string" office:value="rectangle">
            <text:p>rectangle</text:p>
          </table:table-cell>
          <table:table-cell office:value-type="string" office:value="прямоугольник">
            <text:p>прямоугольник</text:p>
          </table:table-cell>
        </table:table-row>
        <table:table-row>
          <table:table-cell office:value-type="string" office:value="rectangular">
            <text:p>rectangular</text:p>
          </table:table-cell>
          <table:table-cell office:value-type="string" office:value="прямоугольный">
            <text:p>прямоугольный</text:p>
          </table:table-cell>
        </table:table-row>
        <table:table-row>
          <table:table-cell office:value-type="string" office:value="curve">
            <text:p>curve</text:p>
          </table:table-cell>
          <table:table-cell office:value-type="string" office:value="кривая">
            <text:p>кривая</text:p>
          </table:table-cell>
        </table:table-row>
        <table:table-row>
          <table:table-cell office:value-type="string" office:value="subset">
            <text:p>subset</text:p>
          </table:table-cell>
          <table:table-cell office:value-type="string" office:value="подмножество">
            <text:p>подмножество</text:p>
          </table:table-cell>
        </table:table-row>
        <table:table-row>
          <table:table-cell office:value-type="string" office:value="primarily">
            <text:p>primarily</text:p>
          </table:table-cell>
          <table:table-cell office:value-type="string" office:value="преимущественно">
            <text:p>преимущественно</text:p>
          </table:table-cell>
        </table:table-row>
        <table:table-row>
          <table:table-cell office:value-type="string" office:value="excluding">
            <text:p>excluding</text:p>
          </table:table-cell>
          <table:table-cell office:value-type="string" office:value="исключая">
            <text:p>исключая</text:p>
          </table:table-cell>
        </table:table-row>
        <table:table-row>
          <table:table-cell office:value-type="string" office:value="comparing">
            <text:p>comparing</text:p>
          </table:table-cell>
          <table:table-cell office:value-type="string" office:value="сравнение">
            <text:p>сравнение</text:p>
          </table:table-cell>
        </table:table-row>
        <table:table-row>
          <table:table-cell office:value-type="string" office:value="excitation">
            <text:p>excitation</text:p>
          </table:table-cell>
          <table:table-cell office:value-type="string" office:value="возбуждение">
            <text:p>возбуждение</text:p>
          </table:table-cell>
        </table:table-row>
        <table:table-row>
          <table:table-cell office:value-type="string" office:value="tell">
            <text:p>tell</text:p>
          </table:table-cell>
          <table:table-cell office:value-type="string" office:value="рассказывать">
            <text:p>рассказывать</text:p>
          </table:table-cell>
        </table:table-row>
        <table:table-row>
          <table:table-cell office:value-type="string" office:value="show">
            <text:p>show</text:p>
          </table:table-cell>
          <table:table-cell office:value-type="string" office:value="показать">
            <text:p>показать</text:p>
          </table:table-cell>
        </table:table-row>
        <table:table-row>
          <table:table-cell office:value-type="string" office:value="bring">
            <text:p>bring</text:p>
          </table:table-cell>
          <table:table-cell office:value-type="string" office:value="приносить">
            <text:p>приносить</text:p>
          </table:table-cell>
        </table:table-row>
        <table:table-row>
          <table:table-cell office:value-type="string" office:value="answer">
            <text:p>answer</text:p>
          </table:table-cell>
          <table:table-cell office:value-type="string" office:value="отвечать">
            <text:p>отвечать</text:p>
          </table:table-cell>
        </table:table-row>
        <table:table-row>
          <table:table-cell office:value-type="string" office:value="send">
            <text:p>send</text:p>
          </table:table-cell>
          <table:table-cell office:value-type="string" office:value="послать">
            <text:p>послать</text:p>
          </table:table-cell>
        </table:table-row>
        <table:table-row>
          <table:table-cell office:value-type="string" office:value="prohibit">
            <text:p>prohibit</text:p>
          </table:table-cell>
          <table:table-cell office:value-type="string" office:value="запрещать">
            <text:p>запрещать</text:p>
          </table:table-cell>
        </table:table-row>
        <table:table-row>
          <table:table-cell office:value-type="string" office:value="advise">
            <text:p>advise</text:p>
          </table:table-cell>
          <table:table-cell office:value-type="string" office:value="посоветовать">
            <text:p>посоветовать</text:p>
          </table:table-cell>
        </table:table-row>
        <table:table-row>
          <table:table-cell office:value-type="string" office:value="invite">
            <text:p>invite</text:p>
          </table:table-cell>
          <table:table-cell office:value-type="string" office:value="пригласить">
            <text:p>пригласить</text:p>
          </table:table-cell>
        </table:table-row>
        <table:table-row>
          <table:table-cell office:value-type="string" office:value="correct">
            <text:p>correct</text:p>
          </table:table-cell>
          <table:table-cell office:value-type="string" office:value="поправить">
            <text:p>поправить</text:p>
          </table:table-cell>
        </table:table-row>
        <table:table-row>
          <table:table-cell office:value-type="string" office:value="cure">
            <text:p>cure</text:p>
          </table:table-cell>
          <table:table-cell office:value-type="string" office:value="вылечить">
            <text:p>вылечить</text:p>
          </table:table-cell>
        </table:table-row>
        <table:table-row>
          <table:table-cell office:value-type="string" office:value="call">
            <text:p>call</text:p>
          </table:table-cell>
          <table:table-cell office:value-type="string" office:value="позвать">
            <text:p>позвать</text:p>
          </table:table-cell>
        </table:table-row>
        <table:table-row>
          <table:table-cell office:value-type="string" office:value="suggest">
            <text:p>suggest</text:p>
          </table:table-cell>
          <table:table-cell office:value-type="string" office:value="предлогать">
            <text:p>предлогать</text:p>
          </table:table-cell>
        </table:table-row>
        <table:table-row>
          <table:table-cell office:value-type="string" office:value="forbide">
            <text:p>forbide</text:p>
          </table:table-cell>
          <table:table-cell office:value-type="string" office:value="запрещать">
            <text:p>запрещать</text:p>
          </table:table-cell>
        </table:table-row>
        <table:table-row>
          <table:table-cell office:value-type="string" office:value="offered">
            <text:p>offered</text:p>
          </table:table-cell>
          <table:table-cell office:value-type="string" office:value="предложенный">
            <text:p>предложенный</text:p>
          </table:table-cell>
        </table:table-row>
        <table:table-row>
          <table:table-cell office:value-type="string" office:value="rang">
            <text:p>rang</text:p>
          </table:table-cell>
          <table:table-cell office:value-type="string" office:value="звонил">
            <text:p>звонил</text:p>
          </table:table-cell>
        </table:table-row>
        <table:table-row>
          <table:table-cell office:value-type="string" office:value="abolish">
            <text:p>abolish</text:p>
          </table:table-cell>
          <table:table-cell office:value-type="string" office:value="отменять">
            <text:p>отменять</text:p>
          </table:table-cell>
        </table:table-row>
        <table:table-row>
          <table:table-cell office:value-type="string" office:value="accuse">
            <text:p>accuse</text:p>
          </table:table-cell>
          <table:table-cell office:value-type="string" office:value="обвинять">
            <text:p>обвинять</text:p>
          </table:table-cell>
        </table:table-row>
        <table:table-row>
          <table:table-cell office:value-type="string" office:value="admire">
            <text:p>admire</text:p>
          </table:table-cell>
          <table:table-cell office:value-type="string" office:value="любоваться">
            <text:p>любоваться</text:p>
          </table:table-cell>
        </table:table-row>
        <table:table-row>
          <table:table-cell office:value-type="string" office:value="aim">
            <text:p>aim</text:p>
          </table:table-cell>
          <table:table-cell office:value-type="string" office:value="цель">
            <text:p>цель</text:p>
          </table:table-cell>
        </table:table-row>
        <table:table-row>
          <table:table-cell office:value-type="string" office:value="alarmed">
            <text:p>alarmed</text:p>
          </table:table-cell>
          <table:table-cell office:value-type="string" office:value="встревоженный">
            <text:p>встревоженный</text:p>
          </table:table-cell>
        </table:table-row>
        <table:table-row>
          <table:table-cell office:value-type="string" office:value="among">
            <text:p>among</text:p>
          </table:table-cell>
          <table:table-cell office:value-type="string" office:value="среди">
            <text:p>среди</text:p>
          </table:table-cell>
        </table:table-row>
        <table:table-row>
          <table:table-cell office:value-type="string" office:value="apology">
            <text:p>apology</text:p>
          </table:table-cell>
          <table:table-cell office:value-type="string" office:value="извинение">
            <text:p>извинение</text:p>
          </table:table-cell>
        </table:table-row>
        <table:table-row>
          <table:table-cell office:value-type="string" office:value="argue">
            <text:p>argue</text:p>
          </table:table-cell>
          <table:table-cell office:value-type="string" office:value="спорить">
            <text:p>спорить</text:p>
          </table:table-cell>
        </table:table-row>
        <table:table-row>
          <table:table-cell office:value-type="string" office:value="assemble">
            <text:p>assemble</text:p>
          </table:table-cell>
          <table:table-cell office:value-type="string" office:value="собирать">
            <text:p>собирать</text:p>
          </table:table-cell>
        </table:table-row>
        <table:table-row>
          <table:table-cell office:value-type="string" office:value="attend">
            <text:p>attend</text:p>
          </table:table-cell>
          <table:table-cell office:value-type="string" office:value="посещать">
            <text:p>посещать</text:p>
          </table:table-cell>
        </table:table-row>
        <table:table-row>
          <table:table-cell office:value-type="string" office:value="bake">
            <text:p>bake</text:p>
          </table:table-cell>
          <table:table-cell office:value-type="string" office:value="печь">
            <text:p>печь</text:p>
          </table:table-cell>
        </table:table-row>
        <table:table-row>
          <table:table-cell office:value-type="string" office:value="barely">
            <text:p>barely</text:p>
          </table:table-cell>
          <table:table-cell office:value-type="string" office:value="едва">
            <text:p>едва</text:p>
          </table:table-cell>
        </table:table-row>
        <table:table-row>
          <table:table-cell office:value-type="string" office:value="bend">
            <text:p>bend</text:p>
          </table:table-cell>
          <table:table-cell office:value-type="string" office:value="наклоняться">
            <text:p>наклоняться</text:p>
          </table:table-cell>
        </table:table-row>
        <table:table-row>
          <table:table-cell office:value-type="string" office:value="blacking">
            <text:p>blacking</text:p>
          </table:table-cell>
          <table:table-cell office:value-type="string" office:value="вакса, гуталин">
            <text:p>вакса, гуталин</text:p>
          </table:table-cell>
        </table:table-row>
        <table:table-row>
          <table:table-cell office:value-type="string" office:value="bloom">
            <text:p>bloom</text:p>
          </table:table-cell>
          <table:table-cell office:value-type="string" office:value="цвести">
            <text:p>цвести</text:p>
          </table:table-cell>
        </table:table-row>
        <table:table-row>
          <table:table-cell office:value-type="string" office:value="bread">
            <text:p>bread</text:p>
          </table:table-cell>
          <table:table-cell office:value-type="string" office:value="хлеб">
            <text:p>хлеб</text:p>
          </table:table-cell>
        </table:table-row>
        <table:table-row>
          <table:table-cell office:value-type="string" office:value="imaginary">
            <text:p>imaginary</text:p>
          </table:table-cell>
          <table:table-cell office:value-type="string" office:value="мнимый">
            <text:p>мнимый</text:p>
          </table:table-cell>
        </table:table-row>
        <table:table-row>
          <table:table-cell office:value-type="string" office:value="bearing">
            <text:p>bearing</text:p>
          </table:table-cell>
          <table:table-cell office:value-type="string" office:value="подшипник">
            <text:p>подшипник</text:p>
          </table:table-cell>
        </table:table-row>
        <table:table-row>
          <table:table-cell office:value-type="string" office:value="ordinary">
            <text:p>ordinary</text:p>
          </table:table-cell>
          <table:table-cell office:value-type="string" office:value="обычный">
            <text:p>обычный</text:p>
          </table:table-cell>
        </table:table-row>
        <table:table-row>
          <table:table-cell office:value-type="string" office:value="suggestive">
            <text:p>suggestive</text:p>
          </table:table-cell>
          <table:table-cell office:value-type="string" office:value="наводящий">
            <text:p>наводящий</text:p>
          </table:table-cell>
        </table:table-row>
        <table:table-row>
          <table:table-cell office:value-type="string" office:value="consist">
            <text:p>consist</text:p>
          </table:table-cell>
          <table:table-cell office:value-type="string" office:value="состоять">
            <text:p>состоять</text:p>
          </table:table-cell>
        </table:table-row>
        <table:table-row>
          <table:table-cell office:value-type="string" office:value="several">
            <text:p>several</text:p>
          </table:table-cell>
          <table:table-cell office:value-type="string" office:value="несколько">
            <text:p>несколько</text:p>
          </table:table-cell>
        </table:table-row>
        <table:table-row>
          <table:table-cell office:value-type="string" office:value="denser">
            <text:p>denser</text:p>
          </table:table-cell>
          <table:table-cell office:value-type="string" office:value="более плотный">
            <text:p>более плотный</text:p>
          </table:table-cell>
        </table:table-row>
        <table:table-row>
          <table:table-cell office:value-type="string" office:value="being">
            <text:p>being</text:p>
          </table:table-cell>
          <table:table-cell office:value-type="string" office:value="существование">
            <text:p>существование</text:p>
          </table:table-cell>
        </table:table-row>
        <table:table-row>
          <table:table-cell office:value-type="string" office:value="enemy">
            <text:p>enemy</text:p>
          </table:table-cell>
          <table:table-cell office:value-type="string" office:value="враг">
            <text:p>враг</text:p>
          </table:table-cell>
        </table:table-row>
        <table:table-row>
          <table:table-cell office:value-type="string" office:value="arranged">
            <text:p>arranged</text:p>
          </table:table-cell>
          <table:table-cell office:value-type="string" office:value="организованный">
            <text:p>организованный</text:p>
          </table:table-cell>
        </table:table-row>
        <table:table-row>
          <table:table-cell office:value-type="string" office:value="repair">
            <text:p>repair</text:p>
          </table:table-cell>
          <table:table-cell office:value-type="string" office:value="ремонт">
            <text:p>ремонт</text:p>
          </table:table-cell>
        </table:table-row>
        <table:table-row>
          <table:table-cell office:value-type="string" office:value="herself">
            <text:p>herself</text:p>
          </table:table-cell>
          <table:table-cell office:value-type="string" office:value="сама">
            <text:p>сама</text:p>
          </table:table-cell>
        </table:table-row>
        <table:table-row>
          <table:table-cell office:value-type="string" office:value="those">
            <text:p>those</text:p>
          </table:table-cell>
          <table:table-cell office:value-type="string" office:value="те">
            <text:p>те</text:p>
          </table:table-cell>
        </table:table-row>
        <table:table-row>
          <table:table-cell office:value-type="string" office:value="curtains">
            <text:p>curtains</text:p>
          </table:table-cell>
          <table:table-cell office:value-type="string" office:value="шторы">
            <text:p>шторы</text:p>
          </table:table-cell>
        </table:table-row>
        <table:table-row>
          <table:table-cell office:value-type="string" office:value="careful">
            <text:p>careful</text:p>
          </table:table-cell>
          <table:table-cell office:value-type="string" office:value="осторожный">
            <text:p>осторожный</text:p>
          </table:table-cell>
        </table:table-row>
        <table:table-row>
          <table:table-cell office:value-type="string" office:value="painted">
            <text:p>painted</text:p>
          </table:table-cell>
          <table:table-cell office:value-type="string" office:value="окрашенный">
            <text:p>окрашенный</text:p>
          </table:table-cell>
        </table:table-row>
        <table:table-row>
          <table:table-cell office:value-type="string" office:value="serviced">
            <text:p>serviced</text:p>
          </table:table-cell>
          <table:table-cell office:value-type="string" office:value="обслуживаемый">
            <text:p>обслуживаемый</text:p>
          </table:table-cell>
        </table:table-row>
        <table:table-row>
          <table:table-cell office:value-type="string" office:value="instead">
            <text:p>instead</text:p>
          </table:table-cell>
          <table:table-cell office:value-type="string" office:value="вместо">
            <text:p>вместо</text:p>
          </table:table-cell>
        </table:table-row>
        <table:table-row>
          <table:table-cell office:value-type="string" office:value="stolen">
            <text:p>stolen</text:p>
          </table:table-cell>
          <table:table-cell office:value-type="string" office:value="украденный">
            <text:p>украденный</text:p>
          </table:table-cell>
        </table:table-row>
        <table:table-row>
          <table:table-cell office:value-type="string" office:value="steal">
            <text:p>steal</text:p>
          </table:table-cell>
          <table:table-cell office:value-type="string" office:value="красть">
            <text:p>красть</text:p>
          </table:table-cell>
        </table:table-row>
        <table:table-row>
          <table:table-cell office:value-type="string" office:value="belonginds">
            <text:p>belonginds</text:p>
          </table:table-cell>
          <table:table-cell office:value-type="string" office:value="вещи">
            <text:p>вещи</text:p>
          </table:table-cell>
        </table:table-row>
        <table:table-row>
          <table:table-cell office:value-type="string" office:value="tick">
            <text:p>tick</text:p>
          </table:table-cell>
          <table:table-cell office:value-type="string" office:value="галочка">
            <text:p>галочка</text:p>
          </table:table-cell>
        </table:table-row>
        <table:table-row>
          <table:table-cell office:value-type="string" office:value="cleaners">
            <text:p>cleaners</text:p>
          </table:table-cell>
          <table:table-cell office:value-type="string" office:value="уборщики">
            <text:p>уборщики</text:p>
          </table:table-cell>
        </table:table-row>
        <table:table-row>
          <table:table-cell office:value-type="string" office:value="jewellers">
            <text:p>jewellers</text:p>
          </table:table-cell>
          <table:table-cell office:value-type="string" office:value="ювелиры">
            <text:p>ювелиры</text:p>
          </table:table-cell>
        </table:table-row>
        <table:table-row>
          <table:table-cell office:value-type="string" office:value="opticians">
            <text:p>opticians</text:p>
          </table:table-cell>
          <table:table-cell office:value-type="string" office:value="окулисты">
            <text:p>окулисты</text:p>
          </table:table-cell>
        </table:table-row>
        <table:table-row>
          <table:table-cell office:value-type="string" office:value="themselves">
            <text:p>themselves</text:p>
          </table:table-cell>
          <table:table-cell office:value-type="string" office:value="самих себя.">
            <text:p>самих себя.</text:p>
          </table:table-cell>
        </table:table-row>
        <table:table-row>
          <table:table-cell office:value-type="string" office:value="that">
            <text:p>that</text:p>
          </table:table-cell>
          <table:table-cell office:value-type="string" office:value="тот">
            <text:p>тот</text:p>
          </table:table-cell>
        </table:table-row>
        <table:table-row>
          <table:table-cell office:value-type="string" office:value="pleasure">
            <text:p>pleasure</text:p>
          </table:table-cell>
          <table:table-cell office:value-type="string" office:value="удовольствие">
            <text:p>удовольствие</text:p>
          </table:table-cell>
        </table:table-row>
        <table:table-row>
          <table:table-cell office:value-type="string" office:value="thought">
            <text:p>thought</text:p>
          </table:table-cell>
          <table:table-cell office:value-type="string" office:value="мысль">
            <text:p>мысль</text:p>
          </table:table-cell>
        </table:table-row>
        <table:table-row>
          <table:table-cell office:value-type="string" office:value="supper">
            <text:p>supper</text:p>
          </table:table-cell>
          <table:table-cell office:value-type="string" office:value="ужин">
            <text:p>ужин</text:p>
          </table:table-cell>
        </table:table-row>
        <table:table-row>
          <table:table-cell office:value-type="string" office:value="fairy tales">
            <text:p>fairy tales</text:p>
          </table:table-cell>
          <table:table-cell office:value-type="string" office:value="сказки">
            <text:p>сказки</text:p>
          </table:table-cell>
        </table:table-row>
        <table:table-row>
          <table:table-cell office:value-type="string" office:value="fairy">
            <text:p>fairy</text:p>
          </table:table-cell>
          <table:table-cell office:value-type="string" office:value="фея">
            <text:p>фея</text:p>
          </table:table-cell>
        </table:table-row>
        <table:table-row>
          <table:table-cell office:value-type="string" office:value="proud">
            <text:p>proud</text:p>
          </table:table-cell>
          <table:table-cell office:value-type="string" office:value="гордый">
            <text:p>гордый</text:p>
          </table:table-cell>
        </table:table-row>
        <table:table-row>
          <table:table-cell office:value-type="string" office:value="outstanding">
            <text:p>outstanding</text:p>
          </table:table-cell>
          <table:table-cell office:value-type="string" office:value="выдающийся">
            <text:p>выдающийся</text:p>
          </table:table-cell>
        </table:table-row>
        <table:table-row>
          <table:table-cell office:value-type="string" office:value="majority">
            <text:p>majority</text:p>
          </table:table-cell>
          <table:table-cell office:value-type="string" office:value="большинство">
            <text:p>большинство</text:p>
          </table:table-cell>
        </table:table-row>
        <table:table-row>
          <table:table-cell office:value-type="string" office:value="lens">
            <text:p>lens</text:p>
          </table:table-cell>
          <table:table-cell office:value-type="string" office:value="объектив">
            <text:p>объектив</text:p>
          </table:table-cell>
        </table:table-row>
        <table:table-row>
          <table:table-cell office:value-type="string" office:value="shifted">
            <text:p>shifted</text:p>
          </table:table-cell>
          <table:table-cell office:value-type="string" office:value="сдвинутый">
            <text:p>сдвинутый</text:p>
          </table:table-cell>
        </table:table-row>
        <table:table-row>
          <table:table-cell office:value-type="string" office:value="shared">
            <text:p>shared</text:p>
          </table:table-cell>
          <table:table-cell office:value-type="string" office:value="общий">
            <text:p>общий</text:p>
          </table:table-cell>
        </table:table-row>
        <table:table-row>
          <table:table-cell office:value-type="string" office:value="value">
            <text:p>value</text:p>
          </table:table-cell>
          <table:table-cell office:value-type="string" office:value="ценность">
            <text:p>ценность</text:p>
          </table:table-cell>
        </table:table-row>
        <table:table-row>
          <table:table-cell office:value-type="string" office:value="such">
            <text:p>such</text:p>
          </table:table-cell>
          <table:table-cell office:value-type="string" office:value="такой">
            <text:p>такой</text:p>
          </table:table-cell>
        </table:table-row>
        <table:table-row>
          <table:table-cell office:value-type="string" office:value="filling">
            <text:p>filling</text:p>
          </table:table-cell>
          <table:table-cell office:value-type="string" office:value="заполнение">
            <text:p>заполнение</text:p>
          </table:table-cell>
        </table:table-row>
        <table:table-row>
          <table:table-cell office:value-type="string" office:value="empty">
            <text:p>empty</text:p>
          </table:table-cell>
          <table:table-cell office:value-type="string" office:value="пустой">
            <text:p>пустой</text:p>
          </table:table-cell>
        </table:table-row>
        <table:table-row>
          <table:table-cell office:value-type="string" office:value="occupied">
            <text:p>occupied</text:p>
          </table:table-cell>
          <table:table-cell office:value-type="string" office:value="занятый">
            <text:p>занятый</text:p>
          </table:table-cell>
        </table:table-row>
        <table:table-row>
          <table:table-cell office:value-type="string" office:value="involved">
            <text:p>involved</text:p>
          </table:table-cell>
          <table:table-cell office:value-type="string" office:value="вовлечённый">
            <text:p>вовлечённый</text:p>
          </table:table-cell>
        </table:table-row>
        <table:table-row>
          <table:table-cell office:value-type="string" office:value="attached">
            <text:p>attached</text:p>
          </table:table-cell>
          <table:table-cell office:value-type="string" office:value="прикреплённый">
            <text:p>прикреплённый</text:p>
          </table:table-cell>
        </table:table-row>
        <table:table-row>
          <table:table-cell office:value-type="string" office:value="rates">
            <text:p>rates</text:p>
          </table:table-cell>
          <table:table-cell office:value-type="string" office:value="ставки, цена">
            <text:p>ставки, цена</text:p>
          </table:table-cell>
        </table:table-row>
        <table:table-row>
          <table:table-cell office:value-type="string" office:value="rate of">
            <text:p>rate of</text:p>
          </table:table-cell>
          <table:table-cell office:value-type="string" office:value="скорость">
            <text:p>скорость</text:p>
          </table:table-cell>
        </table:table-row>
        <table:table-row>
          <table:table-cell office:value-type="string" office:value="collide">
            <text:p>collide</text:p>
          </table:table-cell>
          <table:table-cell office:value-type="string" office:value="сталкиваться">
            <text:p>сталкиваться</text:p>
          </table:table-cell>
        </table:table-row>
        <table:table-row>
          <table:table-cell office:value-type="string" office:value="velocity">
            <text:p>velocity</text:p>
          </table:table-cell>
          <table:table-cell office:value-type="string" office:value="скорость">
            <text:p>скорость</text:p>
          </table:table-cell>
        </table:table-row>
        <table:table-row>
          <table:table-cell office:value-type="string" office:value="speed">
            <text:p>speed</text:p>
          </table:table-cell>
          <table:table-cell office:value-type="string" office:value="скорость">
            <text:p>скорость</text:p>
          </table:table-cell>
        </table:table-row>
        <table:table-row>
          <table:table-cell office:value-type="string" office:value="occur">
            <text:p>occur</text:p>
          </table:table-cell>
          <table:table-cell office:value-type="string" office:value="происхдить">
            <text:p>происхдить</text:p>
          </table:table-cell>
        </table:table-row>
        <table:table-row>
          <table:table-cell office:value-type="string" office:value="incredibly">
            <text:p>incredibly</text:p>
          </table:table-cell>
          <table:table-cell office:value-type="string" office:value="невероятно">
            <text:p>невероятно</text:p>
          </table:table-cell>
        </table:table-row>
        <table:table-row>
          <table:table-cell office:value-type="string" office:value="amazingly">
            <text:p>amazingly</text:p>
          </table:table-cell>
          <table:table-cell office:value-type="string" office:value="удивительно">
            <text:p>удивительно</text:p>
          </table:table-cell>
        </table:table-row>
        <table:table-row>
          <table:table-cell office:value-type="string" office:value="rot">
            <text:p>rot</text:p>
          </table:table-cell>
          <table:table-cell office:value-type="string" office:value="гниль">
            <text:p>гниль</text:p>
          </table:table-cell>
        </table:table-row>
        <table:table-row>
          <table:table-cell office:value-type="string" office:value="lighting">
            <text:p>lighting</text:p>
          </table:table-cell>
          <table:table-cell office:value-type="string" office:value="освещение">
            <text:p>освещение</text:p>
          </table:table-cell>
        </table:table-row>
        <table:table-row>
          <table:table-cell office:value-type="string" office:value="match">
            <text:p>match</text:p>
          </table:table-cell>
          <table:table-cell office:value-type="string" office:value="совпадение, поединок, спичка">
            <text:p>совпадение, поединок, спичка</text:p>
          </table:table-cell>
        </table:table-row>
        <table:table-row>
          <table:table-cell office:value-type="string" office:value="instant">
            <text:p>instant</text:p>
          </table:table-cell>
          <table:table-cell office:value-type="string" office:value="моментальный">
            <text:p>моментальный</text:p>
          </table:table-cell>
        </table:table-row>
        <table:table-row>
          <table:table-cell office:value-type="string" office:value="attempt">
            <text:p>attempt</text:p>
          </table:table-cell>
          <table:table-cell office:value-type="string" office:value="попытка">
            <text:p>попытка</text:p>
          </table:table-cell>
        </table:table-row>
        <table:table-row>
          <table:table-cell office:value-type="string" office:value="increasing">
            <text:p>increasing</text:p>
          </table:table-cell>
          <table:table-cell office:value-type="string" office:value="возрастающий">
            <text:p>возрастающий</text:p>
          </table:table-cell>
        </table:table-row>
        <table:table-row>
          <table:table-cell office:value-type="string" office:value="order">
            <text:p>order</text:p>
          </table:table-cell>
          <table:table-cell office:value-type="string" office:value="приказ, порядок, правило">
            <text:p>приказ, порядок, правило</text:p>
          </table:table-cell>
        </table:table-row>
        <table:table-row>
          <table:table-cell office:value-type="string" office:value="therefore">
            <text:p>therefore</text:p>
          </table:table-cell>
          <table:table-cell office:value-type="string" office:value="следовательно">
            <text:p>следовательно</text:p>
          </table:table-cell>
        </table:table-row>
        <table:table-row>
          <table:table-cell office:value-type="string" office:value="compressed">
            <text:p>compressed</text:p>
          </table:table-cell>
          <table:table-cell office:value-type="string" office:value="сжатый">
            <text:p>сжатый</text:p>
          </table:table-cell>
        </table:table-row>
        <table:table-row>
          <table:table-cell office:value-type="string" office:value="acts">
            <text:p>acts</text:p>
          </table:table-cell>
          <table:table-cell office:value-type="string" office:value="акты, действие, поступок, фактор">
            <text:p>акты, действие, поступок, фактор</text:p>
          </table:table-cell>
        </table:table-row>
        <table:table-row>
          <table:table-cell office:value-type="string" office:value="decreases">
            <text:p>decreases</text:p>
          </table:table-cell>
          <table:table-cell office:value-type="string" office:value="уменьшается">
            <text:p>уменьшается</text:p>
          </table:table-cell>
        </table:table-row>
        <table:table-row>
          <table:table-cell office:value-type="string" office:value="increases">
            <text:p>increases</text:p>
          </table:table-cell>
          <table:table-cell office:value-type="string" office:value="увеличивается">
            <text:p>увеличивается</text:p>
          </table:table-cell>
        </table:table-row>
        <table:table-row>
          <table:table-cell office:value-type="string" office:value="same">
            <text:p>same</text:p>
          </table:table-cell>
          <table:table-cell office:value-type="string" office:value="такой же">
            <text:p>такой же</text:p>
          </table:table-cell>
        </table:table-row>
        <table:table-row>
          <table:table-cell office:value-type="string" office:value="forcing">
            <text:p>forcing</text:p>
          </table:table-cell>
          <table:table-cell office:value-type="string" office:value="принуждение">
            <text:p>принуждение</text:p>
          </table:table-cell>
        </table:table-row>
        <table:table-row>
          <table:table-cell office:value-type="string" office:value="successful">
            <text:p>successful</text:p>
          </table:table-cell>
          <table:table-cell office:value-type="string" office:value="успешный, удачный">
            <text:p>успешный, удачный</text:p>
          </table:table-cell>
        </table:table-row>
        <table:table-row>
          <table:table-cell office:value-type="string" office:value="boundary">
            <text:p>boundary</text:p>
          </table:table-cell>
          <table:table-cell office:value-type="string" office:value="граница">
            <text:p>граница</text:p>
          </table:table-cell>
        </table:table-row>
        <table:table-row>
          <table:table-cell office:value-type="string" office:value="affect">
            <text:p>affect</text:p>
          </table:table-cell>
          <table:table-cell office:value-type="string" office:value="влиять">
            <text:p>влиять</text:p>
          </table:table-cell>
        </table:table-row>
        <table:table-row>
          <table:table-cell office:value-type="string" office:value="consumed">
            <text:p>consumed</text:p>
          </table:table-cell>
          <table:table-cell office:value-type="string" office:value="потребляемый">
            <text:p>потребляемый</text:p>
          </table:table-cell>
        </table:table-row>
        <table:table-row>
          <table:table-cell office:value-type="string" office:value="laundry">
            <text:p>laundry</text:p>
          </table:table-cell>
          <table:table-cell office:value-type="string" office:value="прачечная">
            <text:p>прачечная</text:p>
          </table:table-cell>
        </table:table-row>
        <table:table-row>
          <table:table-cell office:value-type="string" office:value="tyre">
            <text:p>tyre</text:p>
          </table:table-cell>
          <table:table-cell office:value-type="string" office:value="шина автомобиля">
            <text:p>шина автомобиля</text:p>
          </table:table-cell>
        </table:table-row>
        <table:table-row>
          <table:table-cell office:value-type="string" office:value="briefly">
            <text:p>briefly</text:p>
          </table:table-cell>
          <table:table-cell office:value-type="string" office:value="кратко">
            <text:p>кратко</text:p>
          </table:table-cell>
        </table:table-row>
        <table:table-row>
          <table:table-cell office:value-type="string" office:value="explain">
            <text:p>explain</text:p>
          </table:table-cell>
          <table:table-cell office:value-type="string" office:value="объяснять">
            <text:p>объяснять</text:p>
          </table:table-cell>
        </table:table-row>
        <table:table-row>
          <table:table-cell office:value-type="string" office:value="periodicity">
            <text:p>periodicity</text:p>
          </table:table-cell>
          <table:table-cell office:value-type="string" office:value="периодичность">
            <text:p>периодичность</text:p>
          </table:table-cell>
        </table:table-row>
        <table:table-row>
          <table:table-cell office:value-type="string" office:value="concepts">
            <text:p>concepts</text:p>
          </table:table-cell>
          <table:table-cell office:value-type="string" office:value="понятия">
            <text:p>понятия</text:p>
          </table:table-cell>
        </table:table-row>
        <table:table-row>
          <table:table-cell office:value-type="string" office:value="developed">
            <text:p>developed</text:p>
          </table:table-cell>
          <table:table-cell office:value-type="string" office:value="развитый">
            <text:p>развитый</text:p>
          </table:table-cell>
        </table:table-row>
        <table:table-row>
          <table:table-cell office:value-type="string" office:value="ancient">
            <text:p>ancient</text:p>
          </table:table-cell>
          <table:table-cell office:value-type="string" office:value="древний">
            <text:p>древний</text:p>
          </table:table-cell>
        </table:table-row>
        <table:table-row>
          <table:table-cell office:value-type="string" office:value="during">
            <text:p>during</text:p>
          </table:table-cell>
          <table:table-cell office:value-type="string" office:value="в течение">
            <text:p>в течение</text:p>
          </table:table-cell>
        </table:table-row>
        <table:table-row>
          <table:table-cell office:value-type="string" office:value="foreword">
            <text:p>foreword</text:p>
          </table:table-cell>
          <table:table-cell office:value-type="string" office:value="предисловие">
            <text:p>предисловие</text:p>
          </table:table-cell>
        </table:table-row>
        <table:table-row>
          <table:table-cell office:value-type="string" office:value="arrangement">
            <text:p>arrangement</text:p>
          </table:table-cell>
          <table:table-cell office:value-type="string" office:value="расположение, размещение">
            <text:p>расположение, размещение</text:p>
          </table:table-cell>
        </table:table-row>
        <table:table-row>
          <table:table-cell office:value-type="string" office:value="organized">
            <text:p>organized</text:p>
          </table:table-cell>
          <table:table-cell office:value-type="string" office:value="организованный">
            <text:p>организованный</text:p>
          </table:table-cell>
        </table:table-row>
        <table:table-row>
          <table:table-cell office:value-type="string" office:value="according">
            <text:p>according</text:p>
          </table:table-cell>
          <table:table-cell office:value-type="string" office:value="в соответствии">
            <text:p>в соответствии</text:p>
          </table:table-cell>
        </table:table-row>
        <table:table-row>
          <table:table-cell office:value-type="string" office:value="preface">
            <text:p>preface</text:p>
          </table:table-cell>
          <table:table-cell office:value-type="string" office:value="предисловие">
            <text:p>предисловие</text:p>
          </table:table-cell>
        </table:table-row>
        <table:table-row>
          <table:table-cell office:value-type="string" office:value="attempt">
            <text:p>attempt</text:p>
          </table:table-cell>
          <table:table-cell office:value-type="string" office:value="раз, попытка">
            <text:p>раз, попытка</text:p>
          </table:table-cell>
        </table:table-row>
        <table:table-row>
          <table:table-cell office:value-type="string" office:value="bottom">
            <text:p>bottom</text:p>
          </table:table-cell>
          <table:table-cell office:value-type="string" office:value="дно">
            <text:p>дно</text:p>
          </table:table-cell>
        </table:table-row>
        <table:table-row>
          <table:table-cell office:value-type="string" office:value="ascension">
            <text:p>ascension</text:p>
          </table:table-cell>
          <table:table-cell office:value-type="string" office:value="восхождение">
            <text:p>восхождение</text:p>
          </table:table-cell>
        </table:table-row>
        <table:table-row>
          <table:table-cell office:value-type="string" office:value="right ascension worms">
            <text:p>right ascension worms</text:p>
          </table:table-cell>
          <table:table-cell office:value-type="string" office:value="червячные передачи прямого восхождения">
            <text:p>червячные передачи прямого восхождения</text:p>
          </table:table-cell>
        </table:table-row>
        <table:table-row>
          <table:table-cell office:value-type="string" office:value="gear">
            <text:p>gear</text:p>
          </table:table-cell>
          <table:table-cell office:value-type="string" office:value="привод">
            <text:p>привод</text:p>
          </table:table-cell>
        </table:table-row>
        <table:table-row>
          <table:table-cell office:value-type="string" office:value="pendulum">
            <text:p>pendulum</text:p>
          </table:table-cell>
          <table:table-cell office:value-type="string" office:value="маятник">
            <text:p>маятник</text:p>
          </table:table-cell>
        </table:table-row>
        <table:table-row>
          <table:table-cell office:value-type="string" office:value="stick">
            <text:p>stick</text:p>
          </table:table-cell>
          <table:table-cell office:value-type="string" office:value="придерживаться, палка">
            <text:p>придерживаться, палка</text:p>
          </table:table-cell>
        </table:table-row>
        <table:table-row>
          <table:table-cell office:value-type="string" office:value="weapons">
            <text:p>weapons</text:p>
          </table:table-cell>
          <table:table-cell office:value-type="string" office:value="оружие">
            <text:p>оружие</text:p>
          </table:table-cell>
        </table:table-row>
        <table:table-row>
          <table:table-cell office:value-type="string" office:value="primary">
            <text:p>primary</text:p>
          </table:table-cell>
          <table:table-cell office:value-type="string" office:value="первичный">
            <text:p>первичный</text:p>
          </table:table-cell>
        </table:table-row>
        <table:table-row>
          <table:table-cell office:value-type="string" office:value="contribution">
            <text:p>contribution</text:p>
          </table:table-cell>
          <table:table-cell office:value-type="string" office:value="вклад">
            <text:p>вклад</text:p>
          </table:table-cell>
        </table:table-row>
        <table:table-row>
          <table:table-cell office:value-type="string" office:value="related">
            <text:p>related</text:p>
          </table:table-cell>
          <table:table-cell office:value-type="string" office:value="связанный">
            <text:p>связанный</text:p>
          </table:table-cell>
        </table:table-row>
        <table:table-row>
          <table:table-cell office:value-type="string" office:value="thermal">
            <text:p>thermal</text:p>
          </table:table-cell>
          <table:table-cell office:value-type="string" office:value="тепловой">
            <text:p>тепловой</text:p>
          </table:table-cell>
        </table:table-row>
        <table:table-row>
          <table:table-cell office:value-type="string" office:value="explosion">
            <text:p>explosion</text:p>
          </table:table-cell>
          <table:table-cell office:value-type="string" office:value="взрыв">
            <text:p>взрыв</text:p>
          </table:table-cell>
        </table:table-row>
        <table:table-row>
          <table:table-cell office:value-type="string" office:value="gaseous">
            <text:p>gaseous</text:p>
          </table:table-cell>
          <table:table-cell office:value-type="string" office:value="газообразный">
            <text:p>газообразный</text:p>
          </table:table-cell>
        </table:table-row>
        <table:table-row>
          <table:table-cell office:value-type="string" office:value="mixtures">
            <text:p>mixtures</text:p>
          </table:table-cell>
          <table:table-cell office:value-type="string" office:value="смеси">
            <text:p>смеси</text:p>
          </table:table-cell>
        </table:table-row>
        <table:table-row>
          <table:table-cell office:value-type="string" office:value="graduate">
            <text:p>graduate</text:p>
          </table:table-cell>
          <table:table-cell office:value-type="string" office:value="выпускник">
            <text:p>выпускник</text:p>
          </table:table-cell>
        </table:table-row>
        <table:table-row>
          <table:table-cell office:value-type="string" office:value="charge">
            <text:p>charge</text:p>
          </table:table-cell>
          <table:table-cell office:value-type="string" office:value="заряжать">
            <text:p>заряжать</text:p>
          </table:table-cell>
        </table:table-row>
        <table:table-row>
          <table:table-cell office:value-type="string" office:value="phenomena">
            <text:p>phenomena</text:p>
          </table:table-cell>
          <table:table-cell office:value-type="string" office:value="явления">
            <text:p>явления</text:p>
          </table:table-cell>
        </table:table-row>
        <table:table-row>
          <table:table-cell office:value-type="string" office:value="became">
            <text:p>became</text:p>
          </table:table-cell>
          <table:table-cell office:value-type="string" office:value="стал ">
            <text:p>стал </text:p>
          </table:table-cell>
        </table:table-row>
        <table:table-row>
          <table:table-cell office:value-type="string" office:value="awarded">
            <text:p>awarded</text:p>
          </table:table-cell>
          <table:table-cell office:value-type="string" office:value="награждённый">
            <text:p>награждённый</text:p>
          </table:table-cell>
        </table:table-row>
        <table:table-row>
          <table:table-cell office:value-type="string" office:value="transformation">
            <text:p>transformation</text:p>
          </table:table-cell>
          <table:table-cell office:value-type="string" office:value="преобразование">
            <text:p>преобразование</text:p>
          </table:table-cell>
        </table:table-row>
        <table:table-row>
          <table:table-cell office:value-type="string" office:value="sequence">
            <text:p>sequence</text:p>
          </table:table-cell>
          <table:table-cell office:value-type="string" office:value="последовательность">
            <text:p>последовательность</text:p>
          </table:table-cell>
        </table:table-row>
        <table:table-row>
          <table:table-cell office:value-type="string" office:value="causes">
            <text:p>causes</text:p>
          </table:table-cell>
          <table:table-cell office:value-type="string" office:value="причины">
            <text:p>причины</text:p>
          </table:table-cell>
        </table:table-row>
        <table:table-row>
          <table:table-cell office:value-type="string" office:value="additional">
            <text:p>additional</text:p>
          </table:table-cell>
          <table:table-cell office:value-type="string" office:value="дополнительный">
            <text:p>дополнительный</text:p>
          </table:table-cell>
        </table:table-row>
        <table:table-row>
          <table:table-cell office:value-type="string" office:value="particularly">
            <text:p>particularly</text:p>
          </table:table-cell>
          <table:table-cell office:value-type="string" office:value="в частности">
            <text:p>в частности</text:p>
          </table:table-cell>
        </table:table-row>
        <table:table-row>
          <table:table-cell office:value-type="string" office:value="combustion">
            <text:p>combustion</text:p>
          </table:table-cell>
          <table:table-cell office:value-type="string" office:value="сгорание">
            <text:p>сгорание</text:p>
          </table:table-cell>
        </table:table-row>
        <table:table-row>
          <table:table-cell office:value-type="string" office:value="outside">
            <text:p>outside</text:p>
          </table:table-cell>
          <table:table-cell office:value-type="string" office:value="снаружи">
            <text:p>снаружи</text:p>
          </table:table-cell>
        </table:table-row>
        <table:table-row>
          <table:table-cell office:value-type="string" office:value="influence">
            <text:p>influence</text:p>
          </table:table-cell>
          <table:table-cell office:value-type="string" office:value="влияние">
            <text:p>влияние</text:p>
          </table:table-cell>
        </table:table-row>
        <table:table-row>
          <table:table-cell office:value-type="string" office:value="proper">
            <text:p>proper</text:p>
          </table:table-cell>
          <table:table-cell office:value-type="string" office:value="правильный">
            <text:p>правильный</text:p>
          </table:table-cell>
        </table:table-row>
        <table:table-row>
          <table:table-cell office:value-type="string" office:value="depend">
            <text:p>depend</text:p>
          </table:table-cell>
          <table:table-cell office:value-type="string" office:value="зависеть">
            <text:p>зависеть</text:p>
          </table:table-cell>
        </table:table-row>
        <table:table-row>
          <table:table-cell office:value-type="string" office:value="external">
            <text:p>external</text:p>
          </table:table-cell>
          <table:table-cell office:value-type="string" office:value="внешний">
            <text:p>внешний</text:p>
          </table:table-cell>
        </table:table-row>
        <table:table-row>
          <table:table-cell office:value-type="string" office:value="this">
            <text:p>this</text:p>
          </table:table-cell>
          <table:table-cell office:value-type="string" office:value="этот">
            <text:p>этот</text:p>
          </table:table-cell>
        </table:table-row>
        <table:table-row>
          <table:table-cell office:value-type="string" office:value="contributed">
            <text:p>contributed</text:p>
          </table:table-cell>
          <table:table-cell office:value-type="string" office:value="способствовали">
            <text:p>способствовали</text:p>
          </table:table-cell>
        </table:table-row>
        <table:table-row>
          <table:table-cell office:value-type="string" office:value="expertise">
            <text:p>expertise</text:p>
          </table:table-cell>
          <table:table-cell office:value-type="string" office:value="экспертиза, компетентность">
            <text:p>экспертиза, компетентность</text:p>
          </table:table-cell>
        </table:table-row>
        <table:table-row>
          <table:table-cell office:value-type="string" office:value="valuable">
            <text:p>valuable</text:p>
          </table:table-cell>
          <table:table-cell office:value-type="string" office:value="ценный">
            <text:p>ценный</text:p>
          </table:table-cell>
        </table:table-row>
        <table:table-row>
          <table:table-cell office:value-type="string" office:value="followed">
            <text:p>followed</text:p>
          </table:table-cell>
          <table:table-cell office:value-type="string" office:value="сопровождаемый">
            <text:p>сопровождаемый</text:p>
          </table:table-cell>
        </table:table-row>
        <table:table-row>
          <table:table-cell office:value-type="string" office:value="led">
            <text:p>led</text:p>
          </table:table-cell>
          <table:table-cell office:value-type="string" office:value="повёл">
            <text:p>повёл</text:p>
          </table:table-cell>
        </table:table-row>
        <table:table-row>
          <table:table-cell office:value-type="string" office:value="reactivity">
            <text:p>reactivity</text:p>
          </table:table-cell>
          <table:table-cell office:value-type="string" office:value="реактивность, реакционная способность">
            <text:p>реактивность, реакционная способность</text:p>
          </table:table-cell>
        </table:table-row>
        <table:table-row>
          <table:table-cell office:value-type="string" office:value="received">
            <text:p>received</text:p>
          </table:table-cell>
          <table:table-cell office:value-type="string" office:value="полученный">
            <text:p>полученный</text:p>
          </table:table-cell>
        </table:table-row>
        <table:table-row>
          <table:table-cell office:value-type="string" office:value="honours">
            <text:p>honours</text:p>
          </table:table-cell>
          <table:table-cell office:value-type="string" office:value="почести">
            <text:p>почести</text:p>
          </table:table-cell>
        </table:table-row>
        <table:table-row>
          <table:table-cell office:value-type="string" office:value="member">
            <text:p>member</text:p>
          </table:table-cell>
          <table:table-cell office:value-type="string" office:value="член, участник">
            <text:p>член, участник</text:p>
          </table:table-cell>
        </table:table-row>
        <table:table-row>
          <table:table-cell office:value-type="string" office:value="foreign">
            <text:p>foreign</text:p>
          </table:table-cell>
          <table:table-cell office:value-type="string" office:value="зарубежный, иностранный">
            <text:p>зарубежный, иностранный</text:p>
          </table:table-cell>
        </table:table-row>
        <table:table-row>
          <table:table-cell office:value-type="string" office:value="sosiety">
            <text:p>sosiety</text:p>
          </table:table-cell>
          <table:table-cell office:value-type="string" office:value="общество">
            <text:p>общество</text:p>
          </table:table-cell>
        </table:table-row>
        <table:table-row>
          <table:table-cell office:value-type="string" office:value="hungarian">
            <text:p>hungarian</text:p>
          </table:table-cell>
          <table:table-cell office:value-type="string" office:value="венгерский">
            <text:p>венгерский</text:p>
          </table:table-cell>
        </table:table-row>
        <table:table-row>
          <table:table-cell office:value-type="string" office:value="held">
            <text:p>held</text:p>
          </table:table-cell>
          <table:table-cell office:value-type="string" office:value="держал">
            <text:p>держал</text:p>
          </table:table-cell>
        </table:table-row>
        <table:table-row>
          <table:table-cell office:value-type="string" office:value="honorary">
            <text:p>honorary</text:p>
          </table:table-cell>
          <table:table-cell office:value-type="string" office:value="почётный">
            <text:p>почётный</text:p>
          </table:table-cell>
        </table:table-row>
        <table:table-row>
          <table:table-cell office:value-type="string" office:value="concerned">
            <text:p>concerned</text:p>
          </table:table-cell>
          <table:table-cell office:value-type="string" office:value="обеспокоенный">
            <text:p>обеспокоенный</text:p>
          </table:table-cell>
        </table:table-row>
        <table:table-row>
          <table:table-cell office:value-type="string" office:value="related">
            <text:p>related</text:p>
          </table:table-cell>
          <table:table-cell office:value-type="string" office:value="связанный">
            <text:p>связанный</text:p>
          </table:table-cell>
        </table:table-row>
        <table:table-row>
          <table:table-cell office:value-type="string" office:value="environment">
            <text:p>environment</text:p>
          </table:table-cell>
          <table:table-cell office:value-type="string" office:value="окружающая среда">
            <text:p>окружающая среда</text:p>
          </table:table-cell>
        </table:table-row>
        <table:table-row>
          <table:table-cell office:value-type="string" office:value="explain">
            <text:p>explain</text:p>
          </table:table-cell>
          <table:table-cell office:value-type="string" office:value="объяснять">
            <text:p>объяснять</text:p>
          </table:table-cell>
        </table:table-row>
        <table:table-row>
          <table:table-cell office:value-type="string" office:value="flew">
            <text:p>flew</text:p>
          </table:table-cell>
          <table:table-cell office:value-type="string" office:value="летал">
            <text:p>летал</text:p>
          </table:table-cell>
        </table:table-row>
        <table:table-row>
          <table:table-cell office:value-type="string" office:value="across">
            <text:p>across</text:p>
          </table:table-cell>
          <table:table-cell office:value-type="string" office:value="через">
            <text:p>через</text:p>
          </table:table-cell>
        </table:table-row>
        <table:table-row>
          <table:table-cell office:value-type="string" office:value="incredible">
            <text:p>incredible</text:p>
          </table:table-cell>
          <table:table-cell office:value-type="string" office:value="невероятный">
            <text:p>невероятный</text:p>
          </table:table-cell>
        </table:table-row>
        <table:table-row>
          <table:table-cell office:value-type="string" office:value="thinking">
            <text:p>thinking</text:p>
          </table:table-cell>
          <table:table-cell office:value-type="string" office:value="размыляющий">
            <text:p>размыляющий</text:p>
          </table:table-cell>
        </table:table-row>
        <table:table-row>
          <table:table-cell office:value-type="string" office:value="freshly">
            <text:p>freshly</text:p>
          </table:table-cell>
          <table:table-cell office:value-type="string" office:value="недавно">
            <text:p>недавно</text:p>
          </table:table-cell>
        </table:table-row>
        <table:table-row>
          <table:table-cell office:value-type="string" office:value="prepared">
            <text:p>prepared</text:p>
          </table:table-cell>
          <table:table-cell office:value-type="string" office:value="подготовленный">
            <text:p>подготовленный</text:p>
          </table:table-cell>
        </table:table-row>
        <table:table-row>
          <table:table-cell office:value-type="string" office:value="necessary">
            <text:p>necessary</text:p>
          </table:table-cell>
          <table:table-cell office:value-type="string" office:value="необходимый">
            <text:p>необходимый</text:p>
          </table:table-cell>
        </table:table-row>
        <table:table-row>
          <table:table-cell office:value-type="string" office:value="resistance">
            <text:p>resistance</text:p>
          </table:table-cell>
          <table:table-cell office:value-type="string" office:value="сопротивление">
            <text:p>сопротивление</text:p>
          </table:table-cell>
        </table:table-row>
        <table:table-row>
          <table:table-cell office:value-type="string" office:value="drops">
            <text:p>drops</text:p>
          </table:table-cell>
          <table:table-cell office:value-type="string" office:value="капли">
            <text:p>капли</text:p>
          </table:table-cell>
        </table:table-row>
        <table:table-row>
          <table:table-cell office:value-type="string" office:value="exposed">
            <text:p>exposed</text:p>
          </table:table-cell>
          <table:table-cell office:value-type="string" office:value="подвергнутый">
            <text:p>подвергнутый</text:p>
          </table:table-cell>
        </table:table-row>
        <table:table-row>
          <table:table-cell office:value-type="string" office:value="images">
            <text:p>images</text:p>
          </table:table-cell>
          <table:table-cell office:value-type="string" office:value="изображения">
            <text:p>изображения</text:p>
          </table:table-cell>
        </table:table-row>
        <table:table-row>
          <table:table-cell office:value-type="string" office:value="spherical">
            <text:p>spherical</text:p>
          </table:table-cell>
          <table:table-cell office:value-type="string" office:value="сферический">
            <text:p>сферический</text:p>
          </table:table-cell>
        </table:table-row>
        <table:table-row>
          <table:table-cell office:value-type="string" office:value="mirror">
            <text:p>mirror</text:p>
          </table:table-cell>
          <table:table-cell office:value-type="string" office:value="зеркало">
            <text:p>зеркало</text:p>
          </table:table-cell>
        </table:table-row>
        <table:table-row>
          <table:table-cell office:value-type="string" office:value="referred">
            <text:p>referred</text:p>
          </table:table-cell>
          <table:table-cell office:value-type="string" office:value="упоминается">
            <text:p>упоминается</text:p>
          </table:table-cell>
        </table:table-row>
        <table:table-row>
          <table:table-cell office:value-type="string" office:value="mind">
            <text:p>mind</text:p>
          </table:table-cell>
          <table:table-cell office:value-type="string" office:value="ум, разум, рассудок">
            <text:p>ум, разум, рассудок</text:p>
          </table:table-cell>
        </table:table-row>
        <table:table-row>
          <table:table-cell office:value-type="string" office:value="suggested">
            <text:p>suggested</text:p>
          </table:table-cell>
          <table:table-cell office:value-type="string" office:value="предложенный">
            <text:p>предложенный</text:p>
          </table:table-cell>
        </table:table-row>
        <table:table-row>
          <table:table-cell office:value-type="string" office:value="postpone">
            <text:p>postpone</text:p>
          </table:table-cell>
          <table:table-cell office:value-type="string" office:value="откладывать">
            <text:p>откладывать</text:p>
          </table:table-cell>
        </table:table-row>
        <table:table-row>
          <table:table-cell office:value-type="string" office:value="admit">
            <text:p>admit</text:p>
          </table:table-cell>
          <table:table-cell office:value-type="string" office:value="признавать">
            <text:p>признавать</text:p>
          </table:table-cell>
        </table:table-row>
        <table:table-row>
          <table:table-cell office:value-type="string" office:value="avoid">
            <text:p>avoid</text:p>
          </table:table-cell>
          <table:table-cell office:value-type="string" office:value="избегать">
            <text:p>избегать</text:p>
          </table:table-cell>
        </table:table-row>
        <table:table-row>
          <table:table-cell office:value-type="string" office:value="imagine">
            <text:p>imagine</text:p>
          </table:table-cell>
          <table:table-cell office:value-type="string" office:value="воображать">
            <text:p>воображать</text:p>
          </table:table-cell>
        </table:table-row>
        <table:table-row>
          <table:table-cell office:value-type="string" office:value="consider">
            <text:p>consider</text:p>
          </table:table-cell>
          <table:table-cell office:value-type="string" office:value="рассматривать">
            <text:p>рассматривать</text:p>
          </table:table-cell>
        </table:table-row>
        <table:table-row>
          <table:table-cell office:value-type="string" office:value="deny">
            <text:p>deny</text:p>
          </table:table-cell>
          <table:table-cell office:value-type="string" office:value="отрицать">
            <text:p>отрицать</text:p>
          </table:table-cell>
        </table:table-row>
        <table:table-row>
          <table:table-cell office:value-type="string" office:value="risk">
            <text:p>risk</text:p>
          </table:table-cell>
          <table:table-cell office:value-type="string" office:value="рисковать">
            <text:p>рисковать</text:p>
          </table:table-cell>
        </table:table-row>
        <table:table-row>
          <table:table-cell office:value-type="string" office:value="fancy">
            <text:p>fancy</text:p>
          </table:table-cell>
          <table:table-cell office:value-type="string" office:value="маскарадный">
            <text:p>маскарадный</text:p>
          </table:table-cell>
        </table:table-row>
        <table:table-row>
          <table:table-cell office:value-type="string" office:value="suddenly">
            <text:p>suddenly</text:p>
          </table:table-cell>
          <table:table-cell office:value-type="string" office:value="внезапно">
            <text:p>внезапно</text:p>
          </table:table-cell>
        </table:table-row>
        <table:table-row>
          <table:table-cell office:value-type="string" office:value="everybody">
            <text:p>everybody</text:p>
          </table:table-cell>
          <table:table-cell office:value-type="string" office:value="все">
            <text:p>все</text:p>
          </table:table-cell>
        </table:table-row>
        <table:table-row>
          <table:table-cell office:value-type="string" office:value="silence">
            <text:p>silence</text:p>
          </table:table-cell>
          <table:table-cell office:value-type="string" office:value="тишина">
            <text:p>тишина</text:p>
          </table:table-cell>
        </table:table-row>
        <table:table-row>
          <table:table-cell office:value-type="string" office:value="carry on">
            <text:p>carry on</text:p>
          </table:table-cell>
          <table:table-cell office:value-type="string" office:value="продолжать">
            <text:p>продолжать</text:p>
          </table:table-cell>
        </table:table-row>
        <table:table-row>
          <table:table-cell office:value-type="string" office:value="decided">
            <text:p>decided</text:p>
          </table:table-cell>
          <table:table-cell office:value-type="string" office:value="решил">
            <text:p>решил</text:p>
          </table:table-cell>
        </table:table-row>
        <table:table-row>
          <table:table-cell office:value-type="string" office:value="against">
            <text:p>against</text:p>
          </table:table-cell>
          <table:table-cell office:value-type="string" office:value="против">
            <text:p>против</text:p>
          </table:table-cell>
        </table:table-row>
        <table:table-row>
          <table:table-cell office:value-type="string" office:value="routine">
            <text:p>routine</text:p>
          </table:table-cell>
          <table:table-cell office:value-type="string" office:value="рутина">
            <text:p>рутина</text:p>
          </table:table-cell>
        </table:table-row>
        <table:table-row>
          <table:table-cell office:value-type="string" office:value="memory">
            <text:p>memory</text:p>
          </table:table-cell>
          <table:table-cell office:value-type="string" office:value="память">
            <text:p>память</text:p>
          </table:table-cell>
        </table:table-row>
        <table:table-row>
          <table:table-cell office:value-type="string" office:value="keep">
            <text:p>keep</text:p>
          </table:table-cell>
          <table:table-cell office:value-type="string" office:value="держать">
            <text:p>держать</text:p>
          </table:table-cell>
        </table:table-row>
        <table:table-row>
          <table:table-cell office:value-type="string" office:value="stupid">
            <text:p>stupid</text:p>
          </table:table-cell>
          <table:table-cell office:value-type="string" office:value="глупый">
            <text:p>глупый</text:p>
          </table:table-cell>
        </table:table-row>
        <table:table-row>
          <table:table-cell office:value-type="string" office:value="given up">
            <text:p>given up</text:p>
          </table:table-cell>
          <table:table-cell office:value-type="string" office:value="сдавшийся">
            <text:p>сдавшийся</text:p>
          </table:table-cell>
        </table:table-row>
        <table:table-row>
          <table:table-cell office:value-type="string" office:value="invest">
            <text:p>invest</text:p>
          </table:table-cell>
          <table:table-cell office:value-type="string" office:value="вложить">
            <text:p>вложить</text:p>
          </table:table-cell>
        </table:table-row>
        <table:table-row>
          <table:table-cell office:value-type="string" office:value="stock">
            <text:p>stock</text:p>
          </table:table-cell>
          <table:table-cell office:value-type="string" office:value="сколад">
            <text:p>сколад</text:p>
          </table:table-cell>
        </table:table-row>
        <table:table-row>
          <table:table-cell office:value-type="string" office:value="apply">
            <text:p>apply</text:p>
          </table:table-cell>
          <table:table-cell office:value-type="string" office:value="применять">
            <text:p>применять</text:p>
          </table:table-cell>
        </table:table-row>
        <table:table-row>
          <table:table-cell office:value-type="string" office:value="yet">
            <text:p>yet</text:p>
          </table:table-cell>
          <table:table-cell office:value-type="string" office:value="пока ">
            <text:p>пока </text:p>
          </table:table-cell>
        </table:table-row>
        <table:table-row>
          <table:table-cell office:value-type="string" office:value="margin">
            <text:p>margin</text:p>
          </table:table-cell>
          <table:table-cell office:value-type="string" office:value="отступ">
            <text:p>отступ</text:p>
          </table:table-cell>
        </table:table-row>
        <table:table-row>
          <table:table-cell office:value-type="string" office:value="precision">
            <text:p>precision</text:p>
          </table:table-cell>
          <table:table-cell office:value-type="string" office:value="точность">
            <text:p>точность</text:p>
          </table:table-cell>
        </table:table-row>
        <table:table-row>
          <table:table-cell office:value-type="string" office:value="recall">
            <text:p>recall</text:p>
          </table:table-cell>
          <table:table-cell office:value-type="string" office:value="полнота метода">
            <text:p>полнота метода</text:p>
          </table:table-cell>
        </table:table-row>
        <table:table-row>
          <table:table-cell office:value-type="string" office:value="disturbance">
            <text:p>disturbance</text:p>
          </table:table-cell>
          <table:table-cell office:value-type="string" office:value="нарушение">
            <text:p>нарушение</text:p>
          </table:table-cell>
        </table:table-row>
        <table:table-row>
          <table:table-cell office:value-type="string" office:value="terms">
            <text:p>terms</text:p>
          </table:table-cell>
          <table:table-cell office:value-type="string" office:value="условия">
            <text:p>условия</text:p>
          </table:table-cell>
        </table:table-row>
        <table:table-row>
          <table:table-cell office:value-type="string" office:value="ordinary">
            <text:p>ordinary</text:p>
          </table:table-cell>
          <table:table-cell office:value-type="string" office:value="обычный">
            <text:p>обычный</text:p>
          </table:table-cell>
        </table:table-row>
        <table:table-row>
          <table:table-cell office:value-type="string" office:value="estimate">
            <text:p>estimate</text:p>
          </table:table-cell>
          <table:table-cell office:value-type="string" office:value="оценивать">
            <text:p>оценивать</text:p>
          </table:table-cell>
        </table:table-row>
        <table:table-row>
          <table:table-cell office:value-type="string" office:value="independent">
            <text:p>independent</text:p>
          </table:table-cell>
          <table:table-cell office:value-type="string" office:value="независимый">
            <text:p>независимый</text:p>
          </table:table-cell>
        </table:table-row>
        <table:table-row>
          <table:table-cell office:value-type="string" office:value="identically">
            <text:p>identically</text:p>
          </table:table-cell>
          <table:table-cell office:value-type="string" office:value="одинаково">
            <text:p>одинаково</text:p>
          </table:table-cell>
        </table:table-row>
        <table:table-row>
          <table:table-cell office:value-type="string" office:value="assumption">
            <text:p>assumption</text:p>
          </table:table-cell>
          <table:table-cell office:value-type="string" office:value="предположение">
            <text:p>предположение</text:p>
          </table:table-cell>
        </table:table-row>
        <table:table-row>
          <table:table-cell office:value-type="string" office:value="entries">
            <text:p>entries</text:p>
          </table:table-cell>
          <table:table-cell office:value-type="string" office:value="записи">
            <text:p>записи</text:p>
          </table:table-cell>
        </table:table-row>
        <table:table-row>
          <table:table-cell office:value-type="string" office:value="notations">
            <text:p>notations</text:p>
          </table:table-cell>
          <table:table-cell office:value-type="string" office:value="нотации, система счисления, система обозначений">
            <text:p>нотации, система счисления, система обозначений</text:p>
          </table:table-cell>
        </table:table-row>
        <table:table-row>
          <table:table-cell office:value-type="string" office:value="subscript">
            <text:p>subscript</text:p>
          </table:table-cell>
          <table:table-cell office:value-type="string" office:value="индекс, нижний индекс">
            <text:p>индекс, нижний индекс</text:p>
          </table:table-cell>
        </table:table-row>
        <table:table-row>
          <table:table-cell office:value-type="string" office:value="obvious">
            <text:p>obvious</text:p>
          </table:table-cell>
          <table:table-cell office:value-type="string" office:value="очевидный">
            <text:p>очевидный</text:p>
          </table:table-cell>
        </table:table-row>
        <table:table-row>
          <table:table-cell office:value-type="string" office:value="product">
            <text:p>product</text:p>
          </table:table-cell>
          <table:table-cell office:value-type="string" office:value="произведение">
            <text:p>произведение</text:p>
          </table:table-cell>
        </table:table-row>
        <table:table-row>
          <table:table-cell office:value-type="string" office:value="span">
            <text:p>span</text:p>
          </table:table-cell>
          <table:table-cell office:value-type="string" office:value="промежуток">
            <text:p>промежуток</text:p>
          </table:table-cell>
        </table:table-row>
        <table:table-row>
          <table:table-cell office:value-type="string" office:value="provide">
            <text:p>provide</text:p>
          </table:table-cell>
          <table:table-cell office:value-type="string" office:value="обеспечивать">
            <text:p>обеспечивать</text:p>
          </table:table-cell>
        </table:table-row>
        <table:table-row>
          <table:table-cell office:value-type="string" office:value="provide">
            <text:p>provide</text:p>
          </table:table-cell>
          <table:table-cell office:value-type="string" office:value="обеспечивать">
            <text:p>обеспечивать</text:p>
          </table:table-cell>
        </table:table-row>
        <table:table-row>
          <table:table-cell office:value-type="string" office:value="provides">
            <text:p>provides</text:p>
          </table:table-cell>
          <table:table-cell office:value-type="string" office:value="обеспечивает">
            <text:p>обеспечивает</text:p>
          </table:table-cell>
        </table:table-row>
        <table:table-row>
          <table:table-cell office:value-type="string" office:value="useful">
            <text:p>useful</text:p>
          </table:table-cell>
          <table:table-cell office:value-type="string" office:value="полезный">
            <text:p>полезный</text:p>
          </table:table-cell>
        </table:table-row>
        <table:table-row>
          <table:table-cell office:value-type="string" office:value="framework">
            <text:p>framework</text:p>
          </table:table-cell>
          <table:table-cell office:value-type="string" office:value="рамки, фреймворк">
            <text:p>рамки, фреймворк</text:p>
          </table:table-cell>
        </table:table-row>
        <table:table-row>
          <table:table-cell office:value-type="string" office:value="fitting">
            <text:p>fitting</text:p>
          </table:table-cell>
          <table:table-cell office:value-type="string" office:value="примерка, обучение">
            <text:p>примерка, обучение</text:p>
          </table:table-cell>
        </table:table-row>
        <table:table-row>
          <table:table-cell office:value-type="string" office:value="itself">
            <text:p>itself</text:p>
          </table:table-cell>
          <table:table-cell office:value-type="string" office:value="сам">
            <text:p>сам</text:p>
          </table:table-cell>
        </table:table-row>
        <table:table-row>
          <table:table-cell office:value-type="string" office:value="perform">
            <text:p>perform</text:p>
          </table:table-cell>
          <table:table-cell office:value-type="string" office:value="выполнять">
            <text:p>выполнять</text:p>
          </table:table-cell>
        </table:table-row>
        <table:table-row>
          <table:table-cell office:value-type="string" office:value="indeed">
            <text:p>indeed</text:p>
          </table:table-cell>
          <table:table-cell office:value-type="string" office:value="действительно">
            <text:p>действительно</text:p>
          </table:table-cell>
        </table:table-row>
        <table:table-row>
          <table:table-cell office:value-type="string" office:value="facilitate">
            <text:p>facilitate</text:p>
          </table:table-cell>
          <table:table-cell office:value-type="string" office:value="содействовать">
            <text:p>содействовать</text:p>
          </table:table-cell>
        </table:table-row>
        <table:table-row>
          <table:table-cell office:value-type="string" office:value="propose">
            <text:p>propose</text:p>
          </table:table-cell>
          <table:table-cell office:value-type="string" office:value="предлагать">
            <text:p>предлагать</text:p>
          </table:table-cell>
        </table:table-row>
        <table:table-row>
          <table:table-cell office:value-type="string" office:value="introducing">
            <text:p>introducing</text:p>
          </table:table-cell>
          <table:table-cell office:value-type="string" office:value="введения">
            <text:p>введения</text:p>
          </table:table-cell>
        </table:table-row>
        <table:table-row>
          <table:table-cell office:value-type="string" office:value="sparsity">
            <text:p>sparsity</text:p>
          </table:table-cell>
          <table:table-cell office:value-type="string" office:value="разреженность">
            <text:p>разреженность</text:p>
          </table:table-cell>
        </table:table-row>
        <table:table-row>
          <table:table-cell office:value-type="string" office:value="is able to">
            <text:p>is able to</text:p>
          </table:table-cell>
          <table:table-cell office:value-type="string" office:value="способен на это">
            <text:p>способен на это</text:p>
          </table:table-cell>
        </table:table-row>
        <table:table-row>
          <table:table-cell office:value-type="string" office:value="improve">
            <text:p>improve</text:p>
          </table:table-cell>
          <table:table-cell office:value-type="string" office:value="улучшать">
            <text:p>улучшать</text:p>
          </table:table-cell>
        </table:table-row>
        <table:table-row>
          <table:table-cell office:value-type="string" office:value="utility">
            <text:p>utility</text:p>
          </table:table-cell>
          <table:table-cell office:value-type="string" office:value="польза">
            <text:p>польза</text:p>
          </table:table-cell>
        </table:table-row>
        <table:table-row>
          <table:table-cell office:value-type="string" office:value="asvances">
            <text:p>asvances</text:p>
          </table:table-cell>
          <table:table-cell office:value-type="string" office:value="достижения">
            <text:p>достижения</text:p>
          </table:table-cell>
        </table:table-row>
        <table:table-row>
          <table:table-cell office:value-type="string" office:value="enabled">
            <text:p>enabled</text:p>
          </table:table-cell>
          <table:table-cell office:value-type="string" office:value="включён">
            <text:p>включён</text:p>
          </table:table-cell>
        </table:table-row>
        <table:table-row>
          <table:table-cell office:value-type="string" office:value="gathering">
            <text:p>gathering</text:p>
          </table:table-cell>
          <table:table-cell office:value-type="string" office:value="сбор">
            <text:p>сбор</text:p>
          </table:table-cell>
        </table:table-row>
        <table:table-row>
          <table:table-cell office:value-type="string" office:value="increasingly">
            <text:p>increasingly</text:p>
          </table:table-cell>
          <table:table-cell office:value-type="string" office:value="усиливающийся">
            <text:p>усиливающийся</text:p>
          </table:table-cell>
        </table:table-row>
        <table:table-row>
          <table:table-cell office:value-type="string" office:value="genomics">
            <text:p>genomics</text:p>
          </table:table-cell>
          <table:table-cell office:value-type="string" office:value="геномы">
            <text:p>геномы</text:p>
          </table:table-cell>
        </table:table-row>
        <table:table-row>
          <table:table-cell office:value-type="string" office:value="epigenomics">
            <text:p>epigenomics</text:p>
          </table:table-cell>
          <table:table-cell office:value-type="string" office:value="эпигеномика">
            <text:p>эпигеномика</text:p>
          </table:table-cell>
        </table:table-row>
        <table:table-row>
          <table:table-cell office:value-type="string" office:value="produce">
            <text:p>produce</text:p>
          </table:table-cell>
          <table:table-cell office:value-type="string" office:value="производить">
            <text:p>производить</text:p>
          </table:table-cell>
        </table:table-row>
        <table:table-row>
          <table:table-cell office:value-type="string" office:value="restrictions">
            <text:p>restrictions</text:p>
          </table:table-cell>
          <table:table-cell office:value-type="string" office:value="ограничения">
            <text:p>ограничения</text:p>
          </table:table-cell>
        </table:table-row>
        <table:table-row>
          <table:table-cell office:value-type="string" office:value="lead">
            <text:p>lead</text:p>
          </table:table-cell>
          <table:table-cell office:value-type="string" office:value="вести">
            <text:p>вести</text:p>
          </table:table-cell>
        </table:table-row>
        <table:table-row>
          <table:table-cell office:value-type="string" office:value="paired">
            <text:p>paired</text:p>
          </table:table-cell>
          <table:table-cell office:value-type="string" office:value="спаренный">
            <text:p>спаренный</text:p>
          </table:table-cell>
        </table:table-row>
        <table:table-row>
          <table:table-cell office:value-type="string" office:value="recurring">
            <text:p>recurring</text:p>
          </table:table-cell>
          <table:table-cell office:value-type="string" office:value="повторяющийся">
            <text:p>повторяющийся</text:p>
          </table:table-cell>
        </table:table-row>
        <table:table-row>
          <table:table-cell office:value-type="string" office:value="variety">
            <text:p>variety</text:p>
          </table:table-cell>
          <table:table-cell office:value-type="string" office:value="разнообразие">
            <text:p>разнообразие</text:p>
          </table:table-cell>
        </table:table-row>
        <table:table-row>
          <table:table-cell office:value-type="string" office:value="exist">
            <text:p>exist</text:p>
          </table:table-cell>
          <table:table-cell office:value-type="string" office:value="существовать">
            <text:p>существовать</text:p>
          </table:table-cell>
        </table:table-row>
        <table:table-row>
          <table:table-cell office:value-type="string" office:value="dealing">
            <text:p>dealing</text:p>
          </table:table-cell>
          <table:table-cell office:value-type="string" office:value="операция">
            <text:p>операция</text:p>
          </table:table-cell>
        </table:table-row>
        <table:table-row>
          <table:table-cell office:value-type="string" office:value="wide">
            <text:p>wide</text:p>
          </table:table-cell>
          <table:table-cell office:value-type="string" office:value="широкий">
            <text:p>широкий</text:p>
          </table:table-cell>
        </table:table-row>
        <table:table-row>
          <table:table-cell office:value-type="string" office:value="tool">
            <text:p>tool</text:p>
          </table:table-cell>
          <table:table-cell office:value-type="string" office:value="инструмент">
            <text:p>инструмент</text:p>
          </table:table-cell>
        </table:table-row>
        <table:table-row>
          <table:table-cell office:value-type="string" office:value="reduced">
            <text:p>reduced</text:p>
          </table:table-cell>
          <table:table-cell office:value-type="string" office:value="уменьшенный">
            <text:p>уменьшенный</text:p>
          </table:table-cell>
        </table:table-row>
        <table:table-row>
          <table:table-cell office:value-type="string" office:value="robust">
            <text:p>robust</text:p>
          </table:table-cell>
          <table:table-cell office:value-type="string" office:value="крепкий">
            <text:p>крепкий</text:p>
          </table:table-cell>
        </table:table-row>
        <table:table-row>
          <table:table-cell office:value-type="string" office:value="estimated">
            <text:p>estimated</text:p>
          </table:table-cell>
          <table:table-cell office:value-type="string" office:value="по оценкам, планируемый">
            <text:p>по оценкам, планируемый</text:p>
          </table:table-cell>
        </table:table-row>
        <table:table-row>
          <table:table-cell office:value-type="string" office:value="compared">
            <text:p>compared</text:p>
          </table:table-cell>
          <table:table-cell office:value-type="string" office:value="сравнённый">
            <text:p>сравнённый</text:p>
          </table:table-cell>
        </table:table-row>
        <table:table-row>
          <table:table-cell office:value-type="string" office:value="easy-to-understand">
            <text:p>easy-to-understand</text:p>
          </table:table-cell>
          <table:table-cell office:value-type="string" office:value="лёгкий для понимания">
            <text:p>лёгкий для понимания</text:p>
          </table:table-cell>
        </table:table-row>
        <table:table-row>
          <table:table-cell office:value-type="string" office:value="related">
            <text:p>related</text:p>
          </table:table-cell>
          <table:table-cell office:value-type="string" office:value="связанный">
            <text:p>связанный</text:p>
          </table:table-cell>
        </table:table-row>
        <table:table-row>
          <table:table-cell office:value-type="string" office:value="essential">
            <text:p>essential</text:p>
          </table:table-cell>
          <table:table-cell office:value-type="string" office:value="существенный">
            <text:p>существенный</text:p>
          </table:table-cell>
        </table:table-row>
        <table:table-row>
          <table:table-cell office:value-type="string" office:value="facilitating">
            <text:p>facilitating</text:p>
          </table:table-cell>
          <table:table-cell office:value-type="string" office:value="облегчающий">
            <text:p>облегчающий</text:p>
          </table:table-cell>
        </table:table-row>
        <table:table-row>
          <table:table-cell office:value-type="string" office:value="case">
            <text:p>case</text:p>
          </table:table-cell>
          <table:table-cell office:value-type="string" office:value="дело, случай, кэйс">
            <text:p>дело, случай, кэйс</text:p>
          </table:table-cell>
        </table:table-row>
        <table:table-row>
          <table:table-cell office:value-type="string" office:value="aim">
            <text:p>aim</text:p>
          </table:table-cell>
          <table:table-cell office:value-type="string" office:value="цель">
            <text:p>цель</text:p>
          </table:table-cell>
        </table:table-row>
        <table:table-row>
          <table:table-cell office:value-type="string" office:value="disease">
            <text:p>disease</text:p>
          </table:table-cell>
          <table:table-cell office:value-type="string" office:value="болезнь">
            <text:p>болезнь</text:p>
          </table:table-cell>
        </table:table-row>
        <table:table-row>
          <table:table-cell office:value-type="string" office:value="inner">
            <text:p>inner</text:p>
          </table:table-cell>
          <table:table-cell office:value-type="string" office:value="внутренний">
            <text:p>внутренний</text:p>
          </table:table-cell>
        </table:table-row>
        <table:table-row>
          <table:table-cell office:value-type="string" office:value="implemented">
            <text:p>implemented</text:p>
          </table:table-cell>
          <table:table-cell office:value-type="string" office:value="реализованный">
            <text:p>реализованный</text:p>
          </table:table-cell>
        </table:table-row>
        <table:table-row>
          <table:table-cell office:value-type="string" office:value="allow">
            <text:p>allow</text:p>
          </table:table-cell>
          <table:table-cell office:value-type="string" office:value="позволять">
            <text:p>позволять</text:p>
          </table:table-cell>
        </table:table-row>
        <table:table-row>
          <table:table-cell office:value-type="string" office:value="imposes">
            <text:p>imposes</text:p>
          </table:table-cell>
          <table:table-cell office:value-type="string" office:value="обладает">
            <text:p>обладает</text:p>
          </table:table-cell>
        </table:table-row>
        <table:table-row>
          <table:table-cell office:value-type="string" office:value="constrain">
            <text:p>constrain</text:p>
          </table:table-cell>
          <table:table-cell office:value-type="string" office:value="сдерживать">
            <text:p>сдерживать</text:p>
          </table:table-cell>
        </table:table-row>
        <table:table-row>
          <table:table-cell office:value-type="string" office:value="shrinking">
            <text:p>shrinking</text:p>
          </table:table-cell>
          <table:table-cell office:value-type="string" office:value="сжимающийся">
            <text:p>сжимающийся</text:p>
          </table:table-cell>
        </table:table-row>
        <table:table-row>
          <table:table-cell office:value-type="string" office:value="causing">
            <text:p>causing</text:p>
          </table:table-cell>
          <table:table-cell office:value-type="string" office:value="вызывающий">
            <text:p>вызывающий</text:p>
          </table:table-cell>
        </table:table-row>
        <table:table-row>
          <table:table-cell office:value-type="string" office:value="exactly">
            <text:p>exactly</text:p>
          </table:table-cell>
          <table:table-cell office:value-type="string" office:value="именно так">
            <text:p>именно так</text:p>
          </table:table-cell>
        </table:table-row>
        <table:table-row>
          <table:table-cell office:value-type="string" office:value="approach">
            <text:p>approach</text:p>
          </table:table-cell>
          <table:table-cell office:value-type="string" office:value="подход">
            <text:p>подход</text:p>
          </table:table-cell>
        </table:table-row>
        <table:table-row>
          <table:table-cell office:value-type="string" office:value="completely">
            <text:p>completely</text:p>
          </table:table-cell>
          <table:table-cell office:value-type="string" office:value="полностью">
            <text:p>полностью</text:p>
          </table:table-cell>
        </table:table-row>
        <table:table-row>
          <table:table-cell office:value-type="string" office:value="eliminating">
            <text:p>eliminating</text:p>
          </table:table-cell>
          <table:table-cell office:value-type="string" office:value="устранять">
            <text:p>устранять</text:p>
          </table:table-cell>
        </table:table-row>
        <table:table-row>
          <table:table-cell office:value-type="string" office:value="instead">
            <text:p>instead</text:p>
          </table:table-cell>
          <table:table-cell office:value-type="string" office:value="вместо">
            <text:p>вместо</text:p>
          </table:table-cell>
        </table:table-row>
        <table:table-row>
          <table:table-cell office:value-type="string" office:value="smoothly">
            <text:p>smoothly</text:p>
          </table:table-cell>
          <table:table-cell office:value-type="string" office:value="гладко">
            <text:p>гладко</text:p>
          </table:table-cell>
        </table:table-row>
        <table:table-row>
          <table:table-cell office:value-type="string" office:value="adjust">
            <text:p>adjust</text:p>
          </table:table-cell>
          <table:table-cell office:value-type="string" office:value="регулировать">
            <text:p>регулировать</text:p>
          </table:table-cell>
        </table:table-row>
        <table:table-row>
          <table:table-cell office:value-type="string" office:value="imposed">
            <text:p>imposed</text:p>
          </table:table-cell>
          <table:table-cell office:value-type="string" office:value="наложенный">
            <text:p>наложенный</text:p>
          </table:table-cell>
        </table:table-row>
        <table:table-row>
          <table:table-cell office:value-type="string" office:value="methodological">
            <text:p>methodological</text:p>
          </table:table-cell>
          <table:table-cell office:value-type="string" office:value="методологический">
            <text:p>методологический</text:p>
          </table:table-cell>
        </table:table-row>
        <table:table-row>
          <table:table-cell office:value-type="string" office:value="background">
            <text:p>background</text:p>
          </table:table-cell>
          <table:table-cell office:value-type="string" office:value="основа, происхождение">
            <text:p>основа, происхождение</text:p>
          </table:table-cell>
        </table:table-row>
        <table:table-row>
          <table:table-cell office:value-type="string" office:value="related">
            <text:p>related</text:p>
          </table:table-cell>
          <table:table-cell office:value-type="string" office:value="связанный">
            <text:p>связанный</text:p>
          </table:table-cell>
        </table:table-row>
        <table:table-row>
          <table:table-cell office:value-type="string" office:value="embedded">
            <text:p>embedded</text:p>
          </table:table-cell>
          <table:table-cell office:value-type="string" office:value="встроенный">
            <text:p>встроенный</text:p>
          </table:table-cell>
        </table:table-row>
        <table:table-row>
          <table:table-cell office:value-type="string" office:value="presented">
            <text:p>presented</text:p>
          </table:table-cell>
          <table:table-cell office:value-type="string" office:value="представленный">
            <text:p>представленный</text:p>
          </table:table-cell>
        </table:table-row>
        <table:table-row>
          <table:table-cell office:value-type="string" office:value="introduced">
            <text:p>introduced</text:p>
          </table:table-cell>
          <table:table-cell office:value-type="string" office:value="представлении">
            <text:p>представлении</text:p>
          </table:table-cell>
        </table:table-row>
        <table:table-row>
          <table:table-cell office:value-type="string" office:value="both">
            <text:p>both</text:p>
          </table:table-cell>
          <table:table-cell office:value-type="string" office:value="оба">
            <text:p>оба</text:p>
          </table:table-cell>
        </table:table-row>
        <table:table-row>
          <table:table-cell office:value-type="string" office:value="relationship">
            <text:p>relationship</text:p>
          </table:table-cell>
          <table:table-cell office:value-type="string" office:value="отношения">
            <text:p>отношения</text:p>
          </table:table-cell>
        </table:table-row>
        <table:table-row>
          <table:table-cell office:value-type="string" office:value="unfolded">
            <text:p>unfolded</text:p>
          </table:table-cell>
          <table:table-cell office:value-type="string" office:value="развёрнутый">
            <text:p>развёрнутый</text:p>
          </table:table-cell>
        </table:table-row>
        <table:table-row>
          <table:table-cell office:value-type="string" office:value="latent">
            <text:p>latent</text:p>
          </table:table-cell>
          <table:table-cell office:value-type="string" office:value="скрытый">
            <text:p>скрытый</text:p>
          </table:table-cell>
        </table:table-row>
        <table:table-row>
          <table:table-cell office:value-type="string" office:value="expressed">
            <text:p>expressed</text:p>
          </table:table-cell>
          <table:table-cell office:value-type="string" office:value="выраженный">
            <text:p>выраженный</text:p>
          </table:table-cell>
        </table:table-row>
        <table:table-row>
          <table:table-cell office:value-type="string" office:value="afterwards">
            <text:p>afterwards</text:p>
          </table:table-cell>
          <table:table-cell office:value-type="string" office:value="впоследствии">
            <text:p>впоследствии</text:p>
          </table:table-cell>
        </table:table-row>
        <table:table-row>
          <table:table-cell office:value-type="string" office:value="residual">
            <text:p>residual</text:p>
          </table:table-cell>
          <table:table-cell office:value-type="string" office:value="остаточный">
            <text:p>остаточный</text:p>
          </table:table-cell>
        </table:table-row>
        <table:table-row>
          <table:table-cell office:value-type="string" office:value="refer">
            <text:p>refer</text:p>
          </table:table-cell>
          <table:table-cell office:value-type="string" office:value="относиться">
            <text:p>относиться</text:p>
          </table:table-cell>
        </table:table-row>
        <table:table-row>
          <table:table-cell office:value-type="string" office:value="respectively">
            <text:p>respectively</text:p>
          </table:table-cell>
          <table:table-cell office:value-type="string" office:value="соответственно">
            <text:p>соответственно</text:p>
          </table:table-cell>
        </table:table-row>
        <table:table-row>
          <table:table-cell office:value-type="string" office:value="whereas">
            <text:p>whereas</text:p>
          </table:table-cell>
          <table:table-cell office:value-type="string" office:value="в то время, как">
            <text:p>в то время, как</text:p>
          </table:table-cell>
        </table:table-row>
        <table:table-row>
          <table:table-cell office:value-type="string" office:value="gathers">
            <text:p>gathers</text:p>
          </table:table-cell>
          <table:table-cell office:value-type="string" office:value="сборки">
            <text:p>сборки</text:p>
          </table:table-cell>
        </table:table-row>
        <table:table-row>
          <table:table-cell office:value-type="string" office:value="score">
            <text:p>score</text:p>
          </table:table-cell>
          <table:table-cell office:value-type="string" office:value="счета">
            <text:p>счета</text:p>
          </table:table-cell>
        </table:table-row>
        <table:table-row>
          <table:table-cell office:value-type="string" office:value="forbid">
            <text:p>forbid</text:p>
          </table:table-cell>
          <table:table-cell office:value-type="string" office:value="запретить">
            <text:p>запретить</text:p>
          </table:table-cell>
        </table:table-row>
        <table:table-row>
          <table:table-cell office:value-type="string" office:value="allow">
            <text:p>allow</text:p>
          </table:table-cell>
          <table:table-cell office:value-type="string" office:value="позволять">
            <text:p>позволять</text:p>
          </table:table-cell>
        </table:table-row>
        <table:table-row>
          <table:table-cell office:value-type="string" office:value="interaction">
            <text:p>interaction</text:p>
          </table:table-cell>
          <table:table-cell office:value-type="string" office:value="взаимодействие">
            <text:p>взаимодействие</text:p>
          </table:table-cell>
        </table:table-row>
        <table:table-row>
          <table:table-cell office:value-type="string" office:value="account">
            <text:p>account</text:p>
          </table:table-cell>
          <table:table-cell office:value-type="string" office:value="счёт">
            <text:p>счёт</text:p>
          </table:table-cell>
        </table:table-row>
        <table:table-row>
          <table:table-cell office:value-type="string" office:value="core">
            <text:p>core</text:p>
          </table:table-cell>
          <table:table-cell office:value-type="string" office:value="ядро">
            <text:p>ядро</text:p>
          </table:table-cell>
        </table:table-row>
        <table:table-row>
          <table:table-cell office:value-type="string" office:value="loadings">
            <text:p>loadings</text:p>
          </table:table-cell>
          <table:table-cell office:value-type="string" office:value="нагрузки">
            <text:p>нагрузки</text:p>
          </table:table-cell>
        </table:table-row>
        <table:table-row>
          <table:table-cell office:value-type="string" office:value="incorporates">
            <text:p>incorporates</text:p>
          </table:table-cell>
          <table:table-cell office:value-type="string" office:value="включает">
            <text:p>включает</text:p>
          </table:table-cell>
        </table:table-row>
        <table:table-row>
          <table:table-cell office:value-type="string" office:value="residuals">
            <text:p>residuals</text:p>
          </table:table-cell>
          <table:table-cell office:value-type="string" office:value="остатки, ошибки">
            <text:p>остатки, ошибки</text:p>
          </table:table-cell>
        </table:table-row>
        <table:table-row>
          <table:table-cell office:value-type="string" office:value="similar">
            <text:p>similar</text:p>
          </table:table-cell>
          <table:table-cell office:value-type="string" office:value="схожий">
            <text:p>схожий</text:p>
          </table:table-cell>
        </table:table-row>
        <table:table-row>
          <table:table-cell office:value-type="string" office:value="achieved">
            <text:p>achieved</text:p>
          </table:table-cell>
          <table:table-cell office:value-type="string" office:value="достигнутый">
            <text:p>достигнутый</text:p>
          </table:table-cell>
        </table:table-row>
        <table:table-row>
          <table:table-cell office:value-type="string" office:value="estimated">
            <text:p>estimated</text:p>
          </table:table-cell>
          <table:table-cell office:value-type="string" office:value="по оценкам">
            <text:p>по оценкам</text:p>
          </table:table-cell>
        </table:table-row>
        <table:table-row>
          <table:table-cell office:value-type="string" office:value="maximized">
            <text:p>maximized</text:p>
          </table:table-cell>
          <table:table-cell office:value-type="string" office:value="увеличивать">
            <text:p>увеличивать</text:p>
          </table:table-cell>
        </table:table-row>
        <table:table-row>
          <table:table-cell office:value-type="string" office:value="inner">
            <text:p>inner</text:p>
          </table:table-cell>
          <table:table-cell office:value-type="string" office:value="внутренний">
            <text:p>внутренний</text:p>
          </table:table-cell>
        </table:table-row>
        <table:table-row>
          <table:table-cell office:value-type="string" office:value="variables">
            <text:p>variables</text:p>
          </table:table-cell>
          <table:table-cell office:value-type="string" office:value="переменные">
            <text:p>переменные</text:p>
          </table:table-cell>
        </table:table-row>
        <table:table-row>
          <table:table-cell office:value-type="string" office:value="developed">
            <text:p>developed</text:p>
          </table:table-cell>
          <table:table-cell office:value-type="string" office:value="развитый">
            <text:p>развитый</text:p>
          </table:table-cell>
        </table:table-row>
        <table:table-row>
          <table:table-cell office:value-type="string" office:value="bound">
            <text:p>bound</text:p>
          </table:table-cell>
          <table:table-cell office:value-type="string" office:value="связанный">
            <text:p>связанный</text:p>
          </table:table-cell>
        </table:table-row>
        <table:table-row>
          <table:table-cell office:value-type="string" office:value="values">
            <text:p>values</text:p>
          </table:table-cell>
          <table:table-cell office:value-type="string" office:value="ценности">
            <text:p>ценности</text:p>
          </table:table-cell>
        </table:table-row>
        <table:table-row>
          <table:table-cell office:value-type="string" office:value="shrink">
            <text:p>shrink</text:p>
          </table:table-cell>
          <table:table-cell office:value-type="string" office:value="сокращать">
            <text:p>сокращать</text:p>
          </table:table-cell>
        </table:table-row>
        <table:table-row>
          <table:table-cell office:value-type="string" office:value="potentially">
            <text:p>potentially</text:p>
          </table:table-cell>
          <table:table-cell office:value-type="string" office:value="потенциально, возможно">
            <text:p>потенциально, возможно</text:p>
          </table:table-cell>
        </table:table-row>
        <table:table-row>
          <table:table-cell office:value-type="string" office:value="setting">
            <text:p>setting</text:p>
          </table:table-cell>
          <table:table-cell office:value-type="string" office:value="установка, окружение">
            <text:p>установка, окружение</text:p>
          </table:table-cell>
        </table:table-row>
        <table:table-row>
          <table:table-cell office:value-type="string" office:value="restriction">
            <text:p>restriction</text:p>
          </table:table-cell>
          <table:table-cell office:value-type="string" office:value="ограничение">
            <text:p>ограничение</text:p>
          </table:table-cell>
        </table:table-row>
        <table:table-row>
          <table:table-cell office:value-type="string" office:value="increase">
            <text:p>increase</text:p>
          </table:table-cell>
          <table:table-cell office:value-type="string" office:value="увеличение">
            <text:p>увеличение</text:p>
          </table:table-cell>
        </table:table-row>
        <table:table-row>
          <table:table-cell office:value-type="string" office:value="exactly">
            <text:p>exactly</text:p>
          </table:table-cell>
          <table:table-cell office:value-type="string" office:value="именно так">
            <text:p>именно так</text:p>
          </table:table-cell>
        </table:table-row>
        <table:table-row>
          <table:table-cell office:value-type="string" office:value="assuming">
            <text:p>assuming</text:p>
          </table:table-cell>
          <table:table-cell office:value-type="string" office:value="предполагая">
            <text:p>предполагая</text:p>
          </table:table-cell>
        </table:table-row>
        <table:table-row>
          <table:table-cell office:value-type="string" office:value="estimated">
            <text:p>estimated</text:p>
          </table:table-cell>
          <table:table-cell office:value-type="string" office:value="по оценкам, оценённый">
            <text:p>по оценкам, оценённый</text:p>
          </table:table-cell>
        </table:table-row>
        <table:table-row>
          <table:table-cell office:value-type="string" office:value="composed">
            <text:p>composed</text:p>
          </table:table-cell>
          <table:table-cell office:value-type="string" office:value="состоящая">
            <text:p>состоящая</text:p>
          </table:table-cell>
        </table:table-row>
        <table:table-row>
          <table:table-cell office:value-type="string" office:value="approach">
            <text:p>approach</text:p>
          </table:table-cell>
          <table:table-cell office:value-type="string" office:value="подход">
            <text:p>подход</text:p>
          </table:table-cell>
        </table:table-row>
        <table:table-row>
          <table:table-cell office:value-type="string" office:value="besides">
            <text:p>besides</text:p>
          </table:table-cell>
          <table:table-cell office:value-type="string" office:value="кроме того">
            <text:p>кроме того</text:p>
          </table:table-cell>
        </table:table-row>
        <table:table-row>
          <table:table-cell office:value-type="string" office:value="instead">
            <text:p>instead</text:p>
          </table:table-cell>
          <table:table-cell office:value-type="string" office:value="вместо">
            <text:p>вместо</text:p>
          </table:table-cell>
        </table:table-row>
        <table:table-row>
          <table:table-cell office:value-type="string" office:value="soft-thresholding">
            <text:p>soft-thresholding</text:p>
          </table:table-cell>
          <table:table-cell office:value-type="string" office:value="мягкая пороговая обработка">
            <text:p>мягкая пороговая обработка</text:p>
          </table:table-cell>
        </table:table-row>
        <table:table-row>
          <table:table-cell office:value-type="string" office:value="achieve">
            <text:p>achieve</text:p>
          </table:table-cell>
          <table:table-cell office:value-type="string" office:value="достигать">
            <text:p>достигать</text:p>
          </table:table-cell>
        </table:table-row>
        <table:table-row>
          <table:table-cell office:value-type="string" office:value="convergence">
            <text:p>convergence</text:p>
          </table:table-cell>
          <table:table-cell office:value-type="string" office:value="сходимость">
            <text:p>сходимость</text:p>
          </table:table-cell>
        </table:table-row>
        <table:table-row>
          <table:table-cell office:value-type="string" office:value="deflate">
            <text:p>deflate</text:p>
          </table:table-cell>
          <table:table-cell office:value-type="string" office:value="выкачивать">
            <text:p>выкачивать</text:p>
          </table:table-cell>
        </table:table-row>
        <table:table-row>
          <table:table-cell office:value-type="string" office:value="distribution">
            <text:p>distribution</text:p>
          </table:table-cell>
          <table:table-cell office:value-type="string" office:value="Распределение">
            <text:p>Распределение</text:p>
          </table:table-cell>
        </table:table-row>
        <table:table-row>
          <table:table-cell office:value-type="string" office:value="rigorous">
            <text:p>rigorous</text:p>
          </table:table-cell>
          <table:table-cell office:value-type="string" office:value="строгий">
            <text:p>строгий</text:p>
          </table:table-cell>
        </table:table-row>
        <table:table-row>
          <table:table-cell office:value-type="string" office:value="pictorial">
            <text:p>pictorial</text:p>
          </table:table-cell>
          <table:table-cell office:value-type="string" office:value="изобразительный">
            <text:p>изобразительный</text:p>
          </table:table-cell>
        </table:table-row>
        <table:table-row>
          <table:table-cell office:value-type="string" office:value="swim">
            <text:p>swim</text:p>
          </table:table-cell>
          <table:table-cell office:value-type="string" office:value="плавать">
            <text:p>плавать</text:p>
          </table:table-cell>
        </table:table-row>
        <table:table-row>
          <table:table-cell office:value-type="string" office:value="cat">
            <text:p>cat</text:p>
          </table:table-cell>
          <table:table-cell office:value-type="string" office:value="кот">
            <text:p>ко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